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3700000046C8914EEE7AF48A24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ngsana New" svg:font-family="'Angsana New'"/>
    <style:font-face style:name="Cordia New" svg:font-family="'Cordia New'"/>
    <style:font-face style:name="OpenSymbol" svg:font-family="Open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ordia New1" svg:font-family="'Cordia New'" style:font-family-generic="swiss" style:font-pitch="variable"/>
    <style:font-face style:name="Angsana New1" svg:font-family="'Angsana New'" style:font-family-generic="system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Landscape">
      <style:table-properties style:width="25.7cm" style:page-number="auto" table:align="margins"/>
    </style:style>
    <style:style style:name="Table1.A" style:family="table-column">
      <style:table-column-properties style:column-width="4.868cm" style:rel-column-width="12414*"/>
    </style:style>
    <style:style style:name="Table1.B" style:family="table-column">
      <style:table-column-properties style:column-width="7.982cm" style:rel-column-width="20353*"/>
    </style:style>
    <style:style style:name="Table1.C" style:family="table-column">
      <style:table-column-properties style:column-width="3.237cm" style:rel-column-width="8253*"/>
    </style:style>
    <style:style style:name="Table1.D" style:family="table-column">
      <style:table-column-properties style:column-width="9.613cm" style:rel-column-width="24515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5.559cm" fo:break-before="page" table:align="left" style:writing-mode="lr-tb"/>
    </style:style>
    <style:style style:name="Table2.A" style:family="table-column">
      <style:table-column-properties style:column-width="2.196cm"/>
    </style:style>
    <style:style style:name="Table2.B" style:family="table-column">
      <style:table-column-properties style:column-width="18.547cm"/>
    </style:style>
    <style:style style:name="Table2.C" style:family="table-column">
      <style:table-column-properties style:column-width="2.011cm"/>
    </style:style>
    <style:style style:name="Table2.D" style:family="table-column">
      <style:table-column-properties style:column-width="2.805cm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cccccc" fo:padding="0.097cm" fo:border="0.05pt solid #000000">
        <style:background-image/>
      </style:table-cell-properties>
    </style:style>
    <style:style style:name="Table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none" fo:border-top="none" fo:border-bottom="0.05pt solid #000000"/>
    </style:style>
    <style:style style:name="Table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0" style:family="table-cell">
      <style:table-cell-properties fo:padding="0.097cm" fo:border-left="0.05pt solid #000000" fo:border-right="none" fo:border-top="none" fo:border-bottom="0.05pt solid #000000"/>
    </style:style>
    <style:style style:name="Table2.C10" style:family="table-cell">
      <style:table-cell-properties fo:padding="0.097cm" fo:border-left="0.05pt solid #000000" fo:border-right="none" fo:border-top="none" fo:border-bottom="0.05pt solid #000000"/>
    </style:style>
    <style:style style:name="Table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1" style:family="table-cell">
      <style:table-cell-properties fo:padding="0.097cm" fo:border-left="0.05pt solid #000000" fo:border-right="none" fo:border-top="none" fo:border-bottom="0.05pt solid #000000"/>
    </style:style>
    <style:style style:name="Table2.C11" style:family="table-cell">
      <style:table-cell-properties fo:padding="0.097cm" fo:border-left="0.05pt solid #000000" fo:border-right="none" fo:border-top="none" fo:border-bottom="0.05pt solid #000000"/>
    </style:style>
    <style:style style:name="Table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2" style:family="table-cell">
      <style:table-cell-properties fo:padding="0.097cm" fo:border-left="0.05pt solid #000000" fo:border-right="none" fo:border-top="none" fo:border-bottom="0.05pt solid #000000"/>
    </style:style>
    <style:style style:name="Table2.C12" style:family="table-cell">
      <style:table-cell-properties fo:padding="0.097cm" fo:border-left="0.05pt solid #000000" fo:border-right="none" fo:border-top="none" fo:border-bottom="0.05pt solid #000000"/>
    </style:style>
    <style:style style:name="Table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3" style:family="table-cell">
      <style:table-cell-properties fo:padding="0.097cm" fo:border-left="0.05pt solid #000000" fo:border-right="none" fo:border-top="none" fo:border-bottom="0.05pt solid #000000"/>
    </style:style>
    <style:style style:name="Table2.C13" style:family="table-cell">
      <style:table-cell-properties fo:padding="0.097cm" fo:border-left="0.05pt solid #000000" fo:border-right="none" fo:border-top="none" fo:border-bottom="0.05pt solid #000000"/>
    </style:style>
    <style:style style:name="Table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4" style:family="table-cell">
      <style:table-cell-properties fo:padding="0.097cm" fo:border-left="0.05pt solid #000000" fo:border-right="none" fo:border-top="none" fo:border-bottom="0.05pt solid #000000"/>
    </style:style>
    <style:style style:name="Table2.C14" style:family="table-cell">
      <style:table-cell-properties fo:padding="0.097cm" fo:border-left="0.05pt solid #000000" fo:border-right="none" fo:border-top="none" fo:border-bottom="0.05pt solid #000000"/>
    </style:style>
    <style:style style:name="Table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5" style:family="table-cell">
      <style:table-cell-properties fo:padding="0.097cm" fo:border-left="0.05pt solid #000000" fo:border-right="none" fo:border-top="none" fo:border-bottom="0.05pt solid #000000"/>
    </style:style>
    <style:style style:name="Table2.C15" style:family="table-cell">
      <style:table-cell-properties fo:padding="0.097cm" fo:border-left="0.05pt solid #000000" fo:border-right="none" fo:border-top="none" fo:border-bottom="0.05pt solid #000000"/>
    </style:style>
    <style:style style:name="Table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6" style:family="table-cell">
      <style:table-cell-properties fo:padding="0.097cm" fo:border-left="0.05pt solid #000000" fo:border-right="none" fo:border-top="none" fo:border-bottom="0.05pt solid #000000"/>
    </style:style>
    <style:style style:name="Table2.C16" style:family="table-cell">
      <style:table-cell-properties fo:padding="0.097cm" fo:border-left="0.05pt solid #000000" fo:border-right="none" fo:border-top="none" fo:border-bottom="0.05pt solid #000000"/>
    </style:style>
    <style:style style:name="Table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7" style:family="table-cell">
      <style:table-cell-properties fo:padding="0.097cm" fo:border-left="0.05pt solid #000000" fo:border-right="none" fo:border-top="none" fo:border-bottom="0.05pt solid #000000"/>
    </style:style>
    <style:style style:name="Table2.C17" style:family="table-cell">
      <style:table-cell-properties fo:padding="0.097cm" fo:border-left="0.05pt solid #000000" fo:border-right="none" fo:border-top="none" fo:border-bottom="0.05pt solid #000000"/>
    </style:style>
    <style:style style:name="Table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8" style:family="table-cell">
      <style:table-cell-properties fo:padding="0.097cm" fo:border-left="0.05pt solid #000000" fo:border-right="none" fo:border-top="none" fo:border-bottom="0.05pt solid #000000"/>
    </style:style>
    <style:style style:name="Table2.C18" style:family="table-cell">
      <style:table-cell-properties fo:padding="0.097cm" fo:border-left="0.05pt solid #000000" fo:border-right="none" fo:border-top="none" fo:border-bottom="0.05pt solid #000000"/>
    </style:style>
    <style:style style:name="Table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9" style:family="table-cell">
      <style:table-cell-properties fo:padding="0.097cm" fo:border-left="0.05pt solid #000000" fo:border-right="none" fo:border-top="none" fo:border-bottom="0.05pt solid #000000"/>
    </style:style>
    <style:style style:name="Table2.C19" style:family="table-cell">
      <style:table-cell-properties fo:padding="0.097cm" fo:border-left="0.05pt solid #000000" fo:border-right="none" fo:border-top="none" fo:border-bottom="0.05pt solid #000000"/>
    </style:style>
    <style:style style:name="Table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20" style:family="table-cell">
      <style:table-cell-properties fo:padding="0.097cm" fo:border-left="0.05pt solid #000000" fo:border-right="none" fo:border-top="none" fo:border-bottom="0.05pt solid #000000"/>
    </style:style>
    <style:style style:name="Table2.C20" style:family="table-cell">
      <style:table-cell-properties fo:padding="0.097cm" fo:border-left="0.05pt solid #000000" fo:border-right="none" fo:border-top="none" fo:border-bottom="0.05pt solid #000000"/>
    </style:style>
    <style:style style:name="Table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21" style:family="table-cell">
      <style:table-cell-properties fo:padding="0.097cm" fo:border-left="0.05pt solid #000000" fo:border-right="none" fo:border-top="none" fo:border-bottom="0.05pt solid #000000"/>
    </style:style>
    <style:style style:name="Table2.C21" style:family="table-cell">
      <style:table-cell-properties fo:padding="0.097cm" fo:border-left="0.05pt solid #000000" fo:border-right="none" fo:border-top="none" fo:border-bottom="0.05pt solid #000000"/>
    </style:style>
    <style:style style:name="Table2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22" style:family="table-cell">
      <style:table-cell-properties fo:padding="0.097cm" fo:border-left="0.05pt solid #000000" fo:border-right="none" fo:border-top="none" fo:border-bottom="0.05pt solid #000000"/>
    </style:style>
    <style:style style:name="Table2.C22" style:family="table-cell">
      <style:table-cell-properties fo:padding="0.097cm" fo:border-left="0.05pt solid #000000" fo:border-right="none" fo:border-top="none" fo:border-bottom="0.05pt solid #000000"/>
    </style:style>
    <style:style style:name="Table2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23" style:family="table-cell">
      <style:table-cell-properties fo:padding="0.097cm" fo:border-left="0.05pt solid #000000" fo:border-right="none" fo:border-top="none" fo:border-bottom="0.05pt solid #000000"/>
    </style:style>
    <style:style style:name="Table2.C23" style:family="table-cell">
      <style:table-cell-properties fo:padding="0.097cm" fo:border-left="0.05pt solid #000000" fo:border-right="none" fo:border-top="none" fo:border-bottom="0.05pt solid #000000"/>
    </style:style>
    <style:style style:name="Table2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24" style:family="table-cell">
      <style:table-cell-properties fo:padding="0.097cm" fo:border-left="0.05pt solid #000000" fo:border-right="none" fo:border-top="none" fo:border-bottom="0.05pt solid #000000"/>
    </style:style>
    <style:style style:name="Table2.C24" style:family="table-cell">
      <style:table-cell-properties fo:padding="0.097cm" fo:border-left="0.05pt solid #000000" fo:border-right="none" fo:border-top="none" fo:border-bottom="0.05pt solid #000000"/>
    </style:style>
    <style:style style:name="Table2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25" style:family="table-cell">
      <style:table-cell-properties fo:padding="0.097cm" fo:border-left="0.05pt solid #000000" fo:border-right="none" fo:border-top="none" fo:border-bottom="0.05pt solid #000000"/>
    </style:style>
    <style:style style:name="Table2.C25" style:family="table-cell">
      <style:table-cell-properties fo:padding="0.097cm" fo:border-left="0.05pt solid #000000" fo:border-right="none" fo:border-top="none" fo:border-bottom="0.05pt solid #000000"/>
    </style:style>
    <style:style style:name="Table2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26" style:family="table-cell">
      <style:table-cell-properties fo:padding="0.097cm" fo:border-left="0.05pt solid #000000" fo:border-right="none" fo:border-top="none" fo:border-bottom="0.05pt solid #000000"/>
    </style:style>
    <style:style style:name="Table2.C26" style:family="table-cell">
      <style:table-cell-properties fo:padding="0.097cm" fo:border-left="0.05pt solid #000000" fo:border-right="none" fo:border-top="none" fo:border-bottom="0.05pt solid #000000"/>
    </style:style>
    <style:style style:name="Table2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27" style:family="table-cell">
      <style:table-cell-properties fo:padding="0.097cm" fo:border-left="0.05pt solid #000000" fo:border-right="none" fo:border-top="none" fo:border-bottom="0.05pt solid #000000"/>
    </style:style>
    <style:style style:name="Table2.C27" style:family="table-cell">
      <style:table-cell-properties fo:padding="0.097cm" fo:border-left="0.05pt solid #000000" fo:border-right="none" fo:border-top="none" fo:border-bottom="0.05pt solid #000000"/>
    </style:style>
    <style:style style:name="Table2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28" style:family="table-cell">
      <style:table-cell-properties fo:padding="0.097cm" fo:border-left="0.05pt solid #000000" fo:border-right="none" fo:border-top="none" fo:border-bottom="0.05pt solid #000000"/>
    </style:style>
    <style:style style:name="Table2.C28" style:family="table-cell">
      <style:table-cell-properties fo:padding="0.097cm" fo:border-left="0.05pt solid #000000" fo:border-right="none" fo:border-top="none" fo:border-bottom="0.05pt solid #000000"/>
    </style:style>
    <style:style style:name="Table2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29" style:family="table-cell">
      <style:table-cell-properties fo:padding="0.097cm" fo:border-left="0.05pt solid #000000" fo:border-right="none" fo:border-top="none" fo:border-bottom="0.05pt solid #000000"/>
    </style:style>
    <style:style style:name="Table2.C29" style:family="table-cell">
      <style:table-cell-properties fo:padding="0.097cm" fo:border-left="0.05pt solid #000000" fo:border-right="none" fo:border-top="none" fo:border-bottom="0.05pt solid #000000"/>
    </style:style>
    <style:style style:name="Table2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0" style:family="table-cell">
      <style:table-cell-properties fo:padding="0.097cm" fo:border-left="0.05pt solid #000000" fo:border-right="none" fo:border-top="none" fo:border-bottom="0.05pt solid #000000"/>
    </style:style>
    <style:style style:name="Table2.C30" style:family="table-cell">
      <style:table-cell-properties fo:padding="0.097cm" fo:border-left="0.05pt solid #000000" fo:border-right="none" fo:border-top="none" fo:border-bottom="0.05pt solid #000000"/>
    </style:style>
    <style:style style:name="Table2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1" style:family="table-cell">
      <style:table-cell-properties fo:padding="0.097cm" fo:border-left="0.05pt solid #000000" fo:border-right="none" fo:border-top="none" fo:border-bottom="0.05pt solid #000000"/>
    </style:style>
    <style:style style:name="Table2.C31" style:family="table-cell">
      <style:table-cell-properties fo:padding="0.097cm" fo:border-left="0.05pt solid #000000" fo:border-right="none" fo:border-top="none" fo:border-bottom="0.05pt solid #000000"/>
    </style:style>
    <style:style style:name="Table2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2" style:family="table-cell">
      <style:table-cell-properties fo:padding="0.097cm" fo:border-left="0.05pt solid #000000" fo:border-right="none" fo:border-top="none" fo:border-bottom="0.05pt solid #000000"/>
    </style:style>
    <style:style style:name="Table2.C32" style:family="table-cell">
      <style:table-cell-properties fo:padding="0.097cm" fo:border-left="0.05pt solid #000000" fo:border-right="none" fo:border-top="none" fo:border-bottom="0.05pt solid #000000"/>
    </style:style>
    <style:style style:name="Table2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3" style:family="table-cell">
      <style:table-cell-properties fo:padding="0.097cm" fo:border-left="0.05pt solid #000000" fo:border-right="none" fo:border-top="none" fo:border-bottom="0.05pt solid #000000"/>
    </style:style>
    <style:style style:name="Table2.C33" style:family="table-cell">
      <style:table-cell-properties fo:padding="0.097cm" fo:border-left="0.05pt solid #000000" fo:border-right="none" fo:border-top="none" fo:border-bottom="0.05pt solid #000000"/>
    </style:style>
    <style:style style:name="Table2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4" style:family="table-cell">
      <style:table-cell-properties fo:padding="0.097cm" fo:border-left="0.05pt solid #000000" fo:border-right="none" fo:border-top="none" fo:border-bottom="0.05pt solid #000000"/>
    </style:style>
    <style:style style:name="Table2.C34" style:family="table-cell">
      <style:table-cell-properties fo:padding="0.097cm" fo:border-left="0.05pt solid #000000" fo:border-right="none" fo:border-top="none" fo:border-bottom="0.05pt solid #000000"/>
    </style:style>
    <style:style style:name="Table2.D3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text-align="start" style:justify-single-word="false"/>
      <style:text-properties officeooo:paragraph-rsid="000f8599"/>
    </style:style>
    <style:style style:name="P3" style:family="paragraph" style:parent-style-name="Table_20_Contents">
      <style:text-properties officeooo:paragraph-rsid="006458e9"/>
    </style:style>
    <style:style style:name="P4" style:family="paragraph" style:parent-style-name="Table_20_Contents">
      <style:text-properties officeooo:paragraph-rsid="01ab5f8c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justify" style:justify-single-word="false"/>
    </style:style>
    <style:style style:name="P8" style:family="paragraph" style:parent-style-name="Table_20_Contents">
      <style:paragraph-properties fo:text-align="justify" style:justify-single-word="false"/>
      <style:text-properties officeooo:paragraph-rsid="01a3bdf8"/>
    </style:style>
    <style:style style:name="P9" style:family="paragraph" style:parent-style-name="Table_20_Contents">
      <style:paragraph-properties fo:text-align="center" style:justify-single-word="false"/>
      <style:text-properties fo:color="#0000ff" style:text-line-through-style="none" style:text-line-through-type="none" style:font-name="Cordia New1" fo:font-size="14pt" fo:font-weight="bold" style:font-size-asian="14pt" style:font-weight-asian="bold" style:font-name-complex="Cordia New1" style:font-size-complex="14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color="#0000ff" style:text-line-through-style="none" style:text-line-through-type="none" style:font-name="Cordia New1" fo:font-size="14pt" fo:font-weight="bold" officeooo:rsid="012369b6" officeooo:paragraph-rsid="012369b6" style:font-size-asian="14pt" style:font-weight-asian="bold" style:font-name-complex="Cordia New1" style:font-size-complex="14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color="#0000ff" style:text-line-through-style="none" style:text-line-through-type="none" style:font-name="Cordia New1" fo:font-size="14pt" fo:font-weight="bold" officeooo:rsid="01a3bdf8" officeooo:paragraph-rsid="01a3bdf8" style:font-size-asian="14pt" style:font-weight-asian="bold" style:font-name-complex="Cordia New1" style:font-size-complex="14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0000ff" style:text-line-through-style="none" style:text-line-through-type="none" style:font-name="Cordia New1" fo:font-size="14pt" fo:font-weight="bold" officeooo:rsid="01ab1c80" officeooo:paragraph-rsid="01ab1c80" style:font-size-asian="14pt" style:font-weight-asian="bold" style:font-name-complex="Cordia New1" style:font-size-complex="14pt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color="#0000ff" style:text-line-through-style="none" style:text-line-through-type="none" style:font-name="Cordia New1" fo:font-size="16pt" fo:font-weight="bold" style:font-size-asian="16pt" style:font-weight-asian="bold" style:font-name-complex="Cordia New1" style:font-size-complex="16pt" style:font-weight-complex="bold"/>
    </style:style>
    <style:style style:name="P14" style:family="paragraph" style:parent-style-name="Table_20_Contents">
      <style:text-properties fo:color="#0000ff" style:font-name="Cordia New1" fo:font-size="14pt" fo:font-weight="bold" style:font-size-asian="14pt" style:font-weight-asian="bold" style:font-name-complex="Cordia New1" style:font-size-complex="14pt" style:font-weight-complex="bold"/>
    </style:style>
    <style:style style:name="P15" style:family="paragraph" style:parent-style-name="Table_20_Contents">
      <style:text-properties fo:color="#0000ff" style:font-name="Cordia New1" fo:font-size="14pt" fo:font-weight="bold" officeooo:rsid="018ae410" officeooo:paragraph-rsid="018ae410" style:font-size-asian="14pt" style:font-weight-asian="bold" style:font-name-complex="Cordia New1" style:font-size-complex="14pt" style:font-weight-complex="bold"/>
    </style:style>
    <style:style style:name="P16" style:family="paragraph" style:parent-style-name="Table_20_Contents">
      <style:text-properties fo:color="#0000ff" style:font-name="Cordia New1" fo:font-size="14pt" fo:font-weight="bold" officeooo:rsid="019e71b1" officeooo:paragraph-rsid="019e71b1" style:font-size-asian="14pt" style:font-weight-asian="bold" style:font-name-complex="Cordia New1" style:font-size-complex="14pt" style:font-weight-complex="bold"/>
    </style:style>
    <style:style style:name="P17" style:family="paragraph" style:parent-style-name="Table_20_Contents">
      <style:text-properties fo:color="#0000ff" style:font-name="Cordia New1" fo:font-size="14pt" fo:font-weight="bold" officeooo:rsid="01697abd" officeooo:paragraph-rsid="0068e16e" fo:background-color="#ffff00" style:font-size-asian="14pt" style:font-weight-asian="bold" style:font-name-complex="Cordia New1" style:font-size-complex="14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ff" style:text-line-through-style="solid" style:text-line-through-type="single" fo:font-size="14pt" fo:language="en" fo:country="GB" fo:font-weight="bold" officeooo:rsid="00b094f7" style:font-size-asian="14pt" style:font-weight-asian="bold" style:font-size-complex="14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style:text-line-through-style="solid" style:text-line-through-type="single"/>
    </style:style>
    <style:style style:name="P20" style:family="paragraph" style:parent-style-name="Table_20_Contents">
      <style:paragraph-properties fo:text-align="justify" style:justify-single-word="false"/>
      <style:text-properties style:text-line-through-style="solid" style:text-line-through-type="single" style:font-name="Cordia New1" style:font-name-complex="Cordia New1"/>
    </style:style>
    <style:style style:name="P21" style:family="paragraph" style:parent-style-name="Table_20_Contents">
      <style:paragraph-properties fo:text-align="justify" style:justify-single-word="false"/>
      <style:text-properties style:text-line-through-style="solid" style:text-line-through-type="single" style:font-name="Cordia New1" fo:font-weight="bold" style:font-weight-asian="bold" style:font-name-complex="Cordia New1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style:text-line-through-style="solid" style:text-line-through-type="single" fo:font-size="14pt" fo:font-weight="bold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style:text-line-through-style="solid" style:text-line-through-type="single" officeooo:rsid="01a00bdd" officeooo:paragraph-rsid="01a00bdd"/>
    </style:style>
    <style:style style:name="P24" style:family="paragraph" style:parent-style-name="Table_20_Contents">
      <style:paragraph-properties fo:text-align="justify" style:justify-single-word="false"/>
      <style:text-properties style:text-line-through-style="none" style:text-line-through-type="none" fo:font-size="14pt" fo:font-weight="bold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style:text-line-through-style="none" style:text-line-through-type="none" fo:font-size="14pt" fo:font-weight="bold" officeooo:paragraph-rsid="01260623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style:text-line-through-style="none" style:text-line-through-type="none" fo:font-size="14pt" style:font-size-asian="14pt" style:font-size-complex="14pt"/>
    </style:style>
    <style:style style:name="P27" style:family="paragraph" style:parent-style-name="Table_20_Contents">
      <style:paragraph-properties fo:text-align="justify" style:justify-single-word="false"/>
      <style:text-properties style:text-line-through-style="none" style:text-line-through-type="none" style:font-name="Cordia New1" fo:font-size="14pt" fo:font-weight="bold" officeooo:paragraph-rsid="018ddd6b" style:font-size-asian="14pt" style:font-weight-asian="bold" style:font-name-complex="Cordia New1" style:font-size-complex="14pt" style:font-weight-complex="bold"/>
    </style:style>
    <style:style style:name="P28" style:family="paragraph" style:parent-style-name="Table_20_Contents">
      <style:text-properties style:font-name="Cordia New1" fo:font-size="14pt" fo:font-weight="bold" style:font-size-asian="14pt" style:font-weight-asian="bold" style:font-name-complex="Cordia New1" style:font-size-complex="14pt" style:font-weight-complex="bold"/>
    </style:style>
    <style:style style:name="P29" style:family="paragraph" style:parent-style-name="Table_20_Contents">
      <style:text-properties style:font-name="Cordia New1" fo:font-size="14pt" fo:font-weight="bold" fo:background-color="transparent" style:font-size-asian="14pt" style:font-weight-asian="bold" style:font-name-complex="Cordia New1" style:font-size-complex="14pt" style:font-weight-complex="bold"/>
    </style:style>
    <style:style style:name="P30" style:family="paragraph" style:parent-style-name="Table_20_Contents">
      <style:text-properties style:use-window-font-color="true" fo:language="en" fo:country="US" officeooo:rsid="00c473fa" officeooo:paragraph-rsid="01a3bdf8"/>
    </style:style>
    <style:style style:name="P31" style:family="paragraph" style:parent-style-name="Table_20_Contents">
      <style:paragraph-properties fo:text-align="end" style:justify-single-word="false"/>
      <style:text-properties fo:color="#000000" style:text-line-through-style="none" style:text-line-through-type="none" fo:font-size="14pt" fo:font-weight="normal" style:font-size-asian="14pt" style:font-weight-asian="normal" style:font-size-complex="14pt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fo:color="#000000" style:text-line-through-style="none" style:text-line-through-type="none" fo:font-size="14pt" fo:font-weight="normal" officeooo:rsid="01260623" officeooo:paragraph-rsid="01260623" style:font-size-asian="14pt" style:font-weight-asian="normal" style:font-size-complex="14pt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fo:color="#000000" style:text-line-through-style="none" style:text-line-through-type="none" style:font-name="Cordia New1" fo:font-size="14pt" fo:font-weight="normal" officeooo:rsid="012369b6" officeooo:paragraph-rsid="012369b6" style:font-size-asian="14pt" style:font-weight-asian="normal" style:font-name-complex="Cordia New1" style:font-size-complex="14pt" style:font-weight-complex="normal"/>
    </style:style>
    <style:style style:name="P34" style:family="paragraph" style:parent-style-name="Table_20_Contents">
      <style:paragraph-properties fo:text-align="end" style:justify-single-word="false"/>
      <style:text-properties fo:color="#000000" style:text-line-through-style="solid" style:text-line-through-type="single" fo:font-size="14pt" fo:font-weight="normal" officeooo:rsid="01260623" officeooo:paragraph-rsid="01260623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ff0000" style:text-line-through-style="none" style:text-line-through-type="none" style:font-name="Cordia New1" fo:font-size="14pt" style:text-underline-style="none" fo:font-weight="bold" style:font-size-asian="14pt" style:font-name-complex="Cordia New1" style:font-size-complex="14pt"/>
    </style:style>
    <style:style style:name="P36" style:family="paragraph" style:parent-style-name="Standard">
      <style:paragraph-properties fo:text-align="start" style:justify-single-word="false"/>
      <style:text-properties fo:color="#ff0000" style:font-name="Cordia New1" fo:font-size="14pt" style:text-underline-style="none" fo:font-weight="bold" officeooo:paragraph-rsid="01ab5f8c" fo:background-color="transparent" style:font-size-asian="14pt" style:font-weight-asian="bold" style:font-name-complex="Cordia New1" style:font-size-complex="14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text-line-through-style="none" style:text-line-through-type="none" style:font-name="Cordia New1" fo:font-size="14pt" style:text-underline-style="none" fo:font-weight="bold" officeooo:rsid="018ddd6b" officeooo:paragraph-rsid="018ddd6b" style:font-size-asian="14pt" style:font-name-complex="Cordia New1" style:font-size-complex="14pt"/>
    </style:style>
    <style:style style:name="P38" style:family="paragraph" style:parent-style-name="Standard">
      <style:paragraph-properties fo:text-align="justify" style:justify-single-word="false">
        <style:tab-stops>
          <style:tab-stop style:position="1.614cm"/>
        </style:tab-stops>
      </style:paragraph-properties>
      <style:text-properties style:use-window-font-color="true" style:text-line-through-style="none" style:text-line-through-type="none" style:font-name="Cordia New1" fo:font-size="14pt" officeooo:paragraph-rsid="01a00bdd" style:font-size-asian="14pt" style:font-size-complex="14pt"/>
    </style:style>
    <style:style style:name="P39" style:family="paragraph" style:parent-style-name="Standard">
      <style:paragraph-properties fo:text-align="justify" style:justify-single-word="false">
        <style:tab-stops>
          <style:tab-stop style:position="1.614cm"/>
        </style:tab-stops>
      </style:paragraph-properties>
      <style:text-properties style:use-window-font-color="true" style:text-line-through-style="none" style:text-line-through-type="none" style:font-name="Cordia New1" fo:font-size="14pt" officeooo:paragraph-rsid="01a584f5" style:font-size-asian="14pt" style:font-size-complex="14pt"/>
    </style:style>
    <style:style style:name="P40" style:family="paragraph" style:parent-style-name="Standard">
      <style:paragraph-properties fo:text-align="justify" style:justify-single-word="false">
        <style:tab-stops>
          <style:tab-stop style:position="1.614cm"/>
        </style:tab-stops>
      </style:paragraph-properties>
      <style:text-properties style:use-window-font-color="true" style:text-line-through-style="none" style:text-line-through-type="none" style:font-name="Cordia New1" fo:font-size="14pt" officeooo:paragraph-rsid="01b7e0d3" style:font-size-asian="14pt" style:font-size-complex="14pt"/>
    </style:style>
    <style:style style:name="P41" style:family="paragraph" style:parent-style-name="Standard">
      <style:paragraph-properties fo:text-align="start" style:justify-single-word="false">
        <style:tab-stops>
          <style:tab-stop style:position="1.614cm"/>
        </style:tab-stops>
      </style:paragraph-properties>
      <style:text-properties style:use-window-font-color="true" style:text-line-through-style="none" style:text-line-through-type="none" style:font-name="Cordia New1" fo:font-size="14pt" officeooo:paragraph-rsid="01ae7b6c" style:font-size-asian="14pt" style:font-size-complex="14pt"/>
    </style:style>
    <style:style style:name="P42" style:family="paragraph" style:parent-style-name="Standard">
      <style:paragraph-properties fo:text-align="justify" style:justify-single-word="false">
        <style:tab-stops>
          <style:tab-stop style:position="1.614cm"/>
        </style:tab-stops>
      </style:paragraph-properties>
      <style:text-properties style:use-window-font-color="true" style:font-name="Cordia New1" fo:font-size="14pt" officeooo:paragraph-rsid="012369b6" style:font-size-asian="14pt" style:font-size-complex="14pt"/>
    </style:style>
    <style:style style:name="P43" style:family="paragraph" style:parent-style-name="Standard">
      <style:paragraph-properties fo:text-align="justify" style:justify-single-word="false">
        <style:tab-stops>
          <style:tab-stop style:position="1.614cm"/>
        </style:tab-stops>
      </style:paragraph-properties>
      <style:text-properties style:use-window-font-color="true" style:font-name="Cordia New1" fo:font-size="14pt" officeooo:paragraph-rsid="013e047f" style:font-size-asian="14pt" style:font-size-complex="14pt"/>
    </style:style>
    <style:style style:name="P44" style:family="paragraph" style:parent-style-name="Standard">
      <style:paragraph-properties fo:text-align="justify" style:justify-single-word="false">
        <style:tab-stops>
          <style:tab-stop style:position="1.614cm"/>
        </style:tab-stops>
      </style:paragraph-properties>
      <style:text-properties style:use-window-font-color="true" style:font-name="Cordia New1" fo:font-size="14pt" officeooo:paragraph-rsid="0179d42e" style:font-size-asian="14pt" style:font-size-complex="14pt"/>
    </style:style>
    <style:style style:name="P45" style:family="paragraph" style:parent-style-name="Standard">
      <style:paragraph-properties fo:text-align="justify" style:justify-single-word="false">
        <style:tab-stops>
          <style:tab-stop style:position="1.614cm"/>
        </style:tab-stops>
      </style:paragraph-properties>
      <style:text-properties style:use-window-font-color="true" style:font-name="Cordia New1" fo:font-size="14pt" officeooo:paragraph-rsid="01a00bdd" style:font-size-asian="14pt" style:font-size-complex="14pt"/>
    </style:style>
    <style:style style:name="P46" style:family="paragraph" style:parent-style-name="Standard">
      <style:paragraph-properties fo:text-align="justify" style:justify-single-word="false">
        <style:tab-stops>
          <style:tab-stop style:position="1.614cm"/>
        </style:tab-stops>
      </style:paragraph-properties>
      <style:text-properties style:use-window-font-color="true" style:font-name="Cordia New1" fo:font-size="14pt" officeooo:rsid="0153ea9b" officeooo:paragraph-rsid="0153ea9b" style:font-size-asian="14pt" style:font-size-complex="14pt"/>
    </style:style>
    <style:style style:name="P47" style:family="paragraph" style:parent-style-name="Standard">
      <style:paragraph-properties fo:text-align="justify" style:justify-single-word="false">
        <style:tab-stops>
          <style:tab-stop style:position="1.614cm"/>
        </style:tab-stops>
      </style:paragraph-properties>
      <style:text-properties style:use-window-font-color="true" style:font-name="Cordia New1" fo:font-size="14pt" officeooo:rsid="01413e2e" officeooo:paragraph-rsid="01bae637" style:font-size-asian="14pt" style:font-size-complex="14pt"/>
    </style:style>
    <style:style style:name="P48" style:family="paragraph" style:parent-style-name="Standard">
      <style:paragraph-properties fo:text-align="justify" style:justify-single-word="false">
        <style:tab-stops>
          <style:tab-stop style:position="1.614cm"/>
        </style:tab-stops>
      </style:paragraph-properties>
      <style:text-properties style:use-window-font-color="true" style:font-name="Cordia New1" fo:font-size="14pt" fo:font-weight="bold" officeooo:paragraph-rsid="018b5663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justify" style:justify-single-word="false">
        <style:tab-stops>
          <style:tab-stop style:position="1.614cm"/>
        </style:tab-stops>
      </style:paragraph-properties>
      <style:text-properties officeooo:paragraph-rsid="012369b6"/>
    </style:style>
    <style:style style:name="P50" style:family="paragraph" style:parent-style-name="Standard">
      <style:paragraph-properties fo:text-align="justify" style:justify-single-word="false">
        <style:tab-stops>
          <style:tab-stop style:position="1.614cm"/>
        </style:tab-stops>
      </style:paragraph-properties>
      <style:text-properties officeooo:paragraph-rsid="01a584f5"/>
    </style:style>
    <style:style style:name="P51" style:family="paragraph" style:parent-style-name="Standard">
      <style:paragraph-properties fo:text-align="justify" style:justify-single-word="false">
        <style:tab-stops>
          <style:tab-stop style:position="1.614cm"/>
        </style:tab-stops>
      </style:paragraph-properties>
      <style:text-properties officeooo:paragraph-rsid="01ab1c80"/>
    </style:style>
    <style:style style:name="P52" style:family="paragraph" style:parent-style-name="Standard">
      <style:paragraph-properties fo:text-align="start" style:justify-single-word="false">
        <style:tab-stops>
          <style:tab-stop style:position="1.614cm"/>
        </style:tab-stops>
      </style:paragraph-properties>
      <style:text-properties fo:color="#0000ff" style:font-name="Cordia New1" fo:font-size="14pt" fo:font-weight="bold" officeooo:paragraph-rsid="012369b6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start" style:justify-single-word="false">
        <style:tab-stops>
          <style:tab-stop style:position="1.614cm"/>
        </style:tab-stops>
      </style:paragraph-properties>
      <style:text-properties fo:color="#0000ff" style:font-name="Cordia New1" fo:font-size="14pt" fo:font-weight="bold" officeooo:paragraph-rsid="01413e2e" style:font-size-asian="14pt" style:font-weight-asian="bold" style:font-size-complex="14pt" style:font-weight-complex="bold"/>
    </style:style>
    <style:style style:name="P54" style:family="paragraph" style:parent-style-name="Standard">
      <style:paragraph-properties style:writing-mode="lr-tb"/>
      <style:text-properties officeooo:paragraph-rsid="01ab5f8c"/>
    </style:style>
    <style:style style:name="P55" style:family="paragraph" style:parent-style-name="Table_20_Contents" style:list-style-name="L1">
      <style:paragraph-properties fo:text-align="justify" style:justify-single-word="false"/>
      <style:text-properties fo:color="#0000ff" officeooo:paragraph-rsid="01a3bdf8"/>
    </style:style>
    <style:style style:name="P56" style:family="paragraph" style:parent-style-name="Table_20_Contents" style:list-style-name="L1">
      <style:paragraph-properties fo:text-align="justify" style:justify-single-word="false"/>
      <style:text-properties fo:color="#0000ff" officeooo:paragraph-rsid="0031ce39"/>
    </style:style>
    <style:style style:name="P57" style:family="paragraph" style:parent-style-name="Table_20_Contents" style:list-style-name="L1">
      <style:paragraph-properties fo:text-align="justify" style:justify-single-word="false"/>
      <style:text-properties fo:color="#0000ff" officeooo:paragraph-rsid="0031ce39" fo:background-color="transparent"/>
    </style:style>
    <style:style style:name="P58" style:family="paragraph" style:parent-style-name="Table_20_Contents" style:list-style-name="L1">
      <style:paragraph-properties fo:text-align="justify" style:justify-single-word="false" style:writing-mode="lr-tb"/>
      <style:text-properties fo:color="#0000ff" fo:font-weight="bold" officeooo:rsid="00508af0" officeooo:paragraph-rsid="0031ce39" fo:background-color="transparent" style:font-weight-asian="bold" style:font-weight-complex="bold"/>
    </style:style>
    <style:style style:name="P59" style:family="paragraph" style:parent-style-name="Heading_20_1">
      <style:paragraph-properties fo:text-align="center" style:justify-single-word="false"/>
      <style:text-properties fo:color="#808080" style:font-name="Times New Roman1" fo:font-size="12pt" fo:font-weight="bold" fo:background-color="transparent" style:font-size-asian="12pt" style:font-weight-asian="bold" style:font-size-complex="12pt" style:font-weight-complex="bold"/>
    </style:style>
    <style:style style:name="T1" style:family="text">
      <style:text-properties fo:color="#808080" style:font-name="Times New Roman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" style:family="text">
      <style:text-properties fo:color="#808080" style:font-name="Times New Roman1" fo:font-size="10pt" style:text-underline-style="solid" style:text-underline-width="auto" style:text-underline-color="font-color" fo:font-weight="bold" officeooo:rsid="001b6f86" style:font-size-asian="10pt" style:font-weight-asian="bold" style:font-size-complex="10pt" style:font-weight-complex="bold"/>
    </style:style>
    <style:style style:name="T3" style:family="text">
      <style:text-properties fo:color="#808080" style:font-name="Times New Roman1" fo:font-size="10pt" style:text-underline-style="solid" style:text-underline-width="auto" style:text-underline-color="font-color" fo:font-weight="bold" officeooo:rsid="0013ef2f" style:font-size-asian="10pt" style:font-weight-asian="bold" style:font-size-complex="10pt" style:font-weight-complex="bold"/>
    </style:style>
    <style:style style:name="T4" style:family="text">
      <style:text-properties fo:color="#808080" style:font-name="Times New Roman1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color="#808080" style:font-name="Times New Roman1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808080" fo:font-size="14pt" style:text-underline-style="none" fo:font-weight="bold" style:font-size-asian="14pt" style:font-weight-asian="bold" style:font-size-complex="14pt" style:font-weight-complex="bold"/>
    </style:style>
    <style:style style:name="T7" style:family="text">
      <style:text-properties fo:color="#808080" style:font-name="Times New Roman" fo:font-size="10pt" fo:font-weight="bold"/>
    </style:style>
    <style:style style:name="T8" style:family="text">
      <style:text-properties fo:color="#808080" style:font-name="Times New Roman" fo:font-size="10pt" fo:font-weight="bold" officeooo:rsid="00d7f92d"/>
    </style:style>
    <style:style style:name="T9" style:family="text">
      <style:text-properties fo:color="#808080" style:font-name="Times New Roman" fo:font-size="10pt" fo:font-weight="bold" officeooo:rsid="00277c08"/>
    </style:style>
    <style:style style:name="T10" style:family="text">
      <style:text-properties fo:color="#808080" style:font-name="Times New Roman" fo:font-size="10pt" style:text-underline-style="none" fo:font-weight="normal" style:font-weight-asian="normal" style:font-weight-complex="normal"/>
    </style:style>
    <style:style style:name="T11" style:family="text">
      <style:text-properties fo:color="#0000ff" style:font-name="Times New Roman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2" style:family="text">
      <style:text-properties fo:color="#0000ff" style:font-name="Times New Roman1" fo:font-size="12pt" style:text-underline-style="solid" style:text-underline-width="auto" style:text-underline-color="font-color" fo:font-weight="bold" officeooo:rsid="01a3bdf8" style:font-size-asian="12pt" style:font-weight-asian="bold" style:font-size-complex="12pt" style:font-weight-complex="bold"/>
    </style:style>
    <style:style style:name="T13" style:family="text">
      <style:text-properties fo:color="#0000ff" style:font-name="Times New Roman" fo:font-size="10pt" fo:font-weight="bold" officeooo:rsid="01af6bfc"/>
    </style:style>
    <style:style style:name="T14" style:family="text">
      <style:text-properties fo:color="#0000ff" style:font-name="Times New Roman" fo:font-size="10pt" fo:font-weight="bold" officeooo:rsid="01a3bdf8"/>
    </style:style>
    <style:style style:name="T15" style:family="text">
      <style:text-properties fo:color="#0000ff" style:font-name="Times New Roman" fo:font-size="10pt" fo:font-weight="bold" officeooo:rsid="018ae410"/>
    </style:style>
    <style:style style:name="T16" style:family="text">
      <style:text-properties fo:color="#0000ff" style:font-name="Times New Roman" fo:font-size="10pt" fo:font-weight="bold" officeooo:rsid="019610f5"/>
    </style:style>
    <style:style style:name="T17" style:family="text">
      <style:text-properties fo:color="#0000ff" style:font-name="Times New Roman" fo:font-size="10pt" fo:font-weight="bold" officeooo:rsid="01bc66b6"/>
    </style:style>
    <style:style style:name="T18" style:family="text">
      <style:text-properties fo:color="#0000ff" style:font-name="Times New Roman" fo:font-size="10pt" style:text-underline-style="none" fo:font-weight="bold" officeooo:rsid="018ae410" style:font-weight-asian="normal" style:font-weight-complex="normal"/>
    </style:style>
    <style:style style:name="T19" style:family="text">
      <style:text-properties fo:color="#0000ff" style:font-name="Times New Roman" fo:font-size="10pt" style:text-underline-style="none" fo:font-weight="bold" officeooo:rsid="018ae410" style:font-size-asian="10pt" style:font-weight-asian="bold" style:font-size-complex="10pt" style:font-weight-complex="bold"/>
    </style:style>
    <style:style style:name="T20" style:family="text">
      <style:text-properties fo:color="#0000ff" style:font-name="Times New Roman" fo:font-size="10pt" style:text-underline-style="none" fo:font-weight="bold" officeooo:rsid="019e71b1" style:font-size-asian="10pt" style:font-weight-asian="bold" style:font-size-complex="10pt" style:font-weight-complex="bold"/>
    </style:style>
    <style:style style:name="T21" style:family="text">
      <style:text-properties fo:color="#0000ff" style:font-name="Times New Roman" fo:font-size="10pt" style:text-underline-style="none" fo:font-weight="bold" officeooo:rsid="01ad1e17" style:font-size-asian="10pt" style:font-weight-asian="bold" style:font-size-complex="10pt" style:font-weight-complex="bold"/>
    </style:style>
    <style:style style:name="T22" style:family="text">
      <style:text-properties fo:color="#0000ff" style:text-line-through-style="none" style:text-line-through-type="none" style:font-name="Cordia New1" fo:font-size="14pt" fo:font-weight="bold" officeooo:rsid="018ae410" fo:background-color="transparent" loext:char-shading-value="0" style:font-size-asian="14pt" style:font-weight-asian="bold" style:font-name-complex="Cordia New1" style:font-size-complex="14pt" style:font-weight-complex="bold"/>
    </style:style>
    <style:style style:name="T23" style:family="text">
      <style:text-properties fo:color="#0000ff" style:text-line-through-style="none" style:text-line-through-type="none" style:font-name="Cordia New1" fo:font-size="14pt" fo:font-weight="bold" officeooo:rsid="019e71b1" fo:background-color="transparent" loext:char-shading-value="0" style:font-size-asian="14pt" style:font-weight-asian="bold" style:font-name-complex="Cordia New1" style:font-size-complex="14pt" style:font-weight-complex="bold"/>
    </style:style>
    <style:style style:name="T24" style:family="text">
      <style:text-properties fo:color="#0000ff" style:text-line-through-style="none" style:text-line-through-type="none" style:font-name="Cordia New1" fo:font-size="14pt" fo:font-weight="bold" officeooo:rsid="01a3bdf8" fo:background-color="transparent" loext:char-shading-value="0" style:font-size-asian="14pt" style:font-weight-asian="bold" style:font-name-complex="Cordia New1" style:font-size-complex="14pt" style:font-weight-complex="bold"/>
    </style:style>
    <style:style style:name="T25" style:family="text">
      <style:text-properties fo:color="#ff0000" style:text-line-through-style="none" style:text-line-through-type="none" fo:font-weight="bold" officeooo:rsid="013e047f" fo:background-color="#ffff00" loext:char-shading-value="0" style:font-weight-asian="bold" style:font-name-complex="Cordia New1" style:font-weight-complex="bold"/>
    </style:style>
    <style:style style:name="T26" style:family="text">
      <style:text-properties fo:color="#ff0000" style:text-line-through-style="none" style:text-line-through-type="none" fo:font-weight="bold" officeooo:rsid="018ae410" fo:background-color="#ffff00" loext:char-shading-value="0" style:font-weight-asian="bold" style:font-name-complex="Cordia New1" style:font-weight-complex="bold"/>
    </style:style>
    <style:style style:name="T27" style:family="text">
      <style:text-properties fo:color="#ff0000" style:text-line-through-style="none" style:text-line-through-type="none" fo:font-weight="bold" officeooo:rsid="0179d42e" fo:background-color="#ffff00" loext:char-shading-value="0" style:font-weight-asian="bold" style:font-name-complex="Cordia New1" style:font-weight-complex="bold"/>
    </style:style>
    <style:style style:name="T28" style:family="text">
      <style:text-properties fo:color="#ff0000" style:text-line-through-style="none" style:text-line-through-type="none" fo:font-weight="bold" officeooo:rsid="012369b6" fo:background-color="#ffff00" loext:char-shading-value="0" style:font-weight-asian="bold" style:font-name-complex="Cordia New1" style:font-weight-complex="bold"/>
    </style:style>
    <style:style style:name="T29" style:family="text">
      <style:text-properties fo:color="#ff0000" style:text-line-through-style="none" style:text-line-through-type="none" fo:font-weight="bold" officeooo:rsid="01a584f5" fo:background-color="#ffff00" loext:char-shading-value="0" style:font-weight-asian="bold" style:font-name-complex="Cordia New1" style:font-weight-complex="bold"/>
    </style:style>
    <style:style style:name="T30" style:family="text">
      <style:text-properties fo:color="#ff0000" style:text-line-through-style="none" style:text-line-through-type="none" style:font-name="Cordia New1" fo:font-size="16pt" fo:language="en" fo:country="US" officeooo:rsid="01a3bdf8" fo:background-color="#ffff00" loext:char-shading-value="0" style:font-size-asian="16pt" style:font-name-complex="Cordia New1" style:font-size-complex="16pt"/>
    </style:style>
    <style:style style:name="T31" style:family="text">
      <style:text-properties fo:color="#ff0000" style:text-line-through-style="none" style:text-line-through-type="none" style:font-name="Cordia New1" fo:font-size="16pt" fo:language="en" fo:country="GB" fo:font-weight="bold" officeooo:rsid="0174fd90" fo:background-color="#ffff00" loext:char-shading-value="0" style:font-size-asian="16pt" style:font-weight-asian="bold" style:font-name-complex="Cordia New1" style:font-size-complex="16pt" style:font-weight-complex="bold"/>
    </style:style>
    <style:style style:name="T32" style:family="text">
      <style:text-properties fo:color="#ff0000" style:text-line-through-style="none" style:text-line-through-type="none" style:font-name="Cordia New1" fo:font-size="16pt" fo:language="en" fo:country="GB" fo:font-weight="bold" officeooo:rsid="019e71b1" fo:background-color="#ffff00" loext:char-shading-value="0" style:font-size-asian="16pt" style:font-weight-asian="bold" style:font-name-complex="Cordia New1" style:font-size-complex="16pt" style:font-weight-complex="bold"/>
    </style:style>
    <style:style style:name="T33" style:family="text">
      <style:text-properties fo:color="#ff0000" style:text-line-through-style="none" style:text-line-through-type="none" style:font-name="Cordia New1" fo:font-size="16pt" fo:font-weight="bold" officeooo:rsid="0174fd90" fo:background-color="#ffff00" loext:char-shading-value="0" style:font-size-asian="16pt" style:font-weight-asian="bold" style:font-name-complex="Cordia New1" style:font-size-complex="16pt" style:font-weight-complex="bold"/>
    </style:style>
    <style:style style:name="T34" style:family="text">
      <style:text-properties fo:color="#ff0000" style:text-line-through-style="none" style:text-line-through-type="none" style:font-name="Cordia New1" fo:font-size="16pt" fo:font-weight="bold" officeooo:rsid="019e71b1" fo:background-color="#ffff00" loext:char-shading-value="0" style:font-size-asian="16pt" style:font-weight-asian="bold" style:font-name-complex="Cordia New1" style:font-size-complex="16pt" style:font-weight-complex="bold"/>
    </style:style>
    <style:style style:name="T35" style:family="text">
      <style:text-properties fo:color="#ff0000" style:text-line-through-style="none" style:text-line-through-type="none" style:font-name="Cordia New1" fo:font-size="16pt" fo:font-weight="bold" officeooo:rsid="01a3bdf8" fo:background-color="#ffff00" loext:char-shading-value="0" style:font-size-asian="16pt" style:font-weight-asian="bold" style:font-name-complex="Cordia New1" style:font-size-complex="16pt" style:font-weight-complex="bold"/>
    </style:style>
    <style:style style:name="T36" style:family="text">
      <style:text-properties fo:color="#ff0000" style:text-line-through-style="none" style:text-line-through-type="none" style:font-name="Cordia New1" fo:font-size="14pt" fo:language="en" fo:country="US" fo:font-weight="bold" officeooo:rsid="01a3bdf8" fo:background-color="#ffff00" loext:char-shading-value="0" style:font-size-asian="14pt" style:font-weight-asian="bold" style:font-name-complex="Cordia New1" style:font-size-complex="14pt" style:font-weight-complex="bold"/>
    </style:style>
    <style:style style:name="T37" style:family="text">
      <style:text-properties fo:color="#ff0000" fo:font-weight="bold" officeooo:rsid="018ae410" fo:background-color="#ffff00" loext:char-shading-value="0" style:font-weight-asian="bold" style:font-name-complex="Cordia New1" style:font-weight-complex="bold"/>
    </style:style>
    <style:style style:name="T38" style:family="text">
      <style:text-properties fo:color="#ff0000" fo:font-weight="bold" officeooo:rsid="012369b6" fo:background-color="#ffff00" loext:char-shading-value="0" style:font-weight-asian="bold" style:font-name-complex="Cordia New1" style:font-weight-complex="bold"/>
    </style:style>
    <style:style style:name="T39" style:family="text">
      <style:text-properties fo:color="#ff0000" fo:font-weight="bold" officeooo:rsid="016e94f9" fo:background-color="#ffff00" loext:char-shading-value="0" style:font-weight-asian="bold" style:font-name-complex="Cordia New1" style:font-weight-complex="bold"/>
    </style:style>
    <style:style style:name="T40" style:family="text">
      <style:text-properties fo:color="#ff0000" fo:font-weight="bold" officeooo:rsid="014c0fb8" fo:background-color="#ffff00" loext:char-shading-value="0" style:font-weight-asian="bold" style:font-name-complex="Cordia New1" style:font-weight-complex="bold"/>
    </style:style>
    <style:style style:name="T41" style:family="text">
      <style:text-properties fo:color="#ff0000" fo:font-weight="bold" officeooo:rsid="0192cefb" fo:background-color="#ffff00" loext:char-shading-value="0" style:font-weight-asian="bold" style:font-name-complex="Cordia New1" style:font-weight-complex="bold"/>
    </style:style>
    <style:style style:name="T42" style:family="text">
      <style:text-properties fo:color="#ff0000" fo:font-weight="bold" officeooo:rsid="01a584f5" fo:background-color="#ffff00" loext:char-shading-value="0" style:font-weight-asian="bold" style:font-name-complex="Cordia New1" style:font-weight-complex="bold"/>
    </style:style>
    <style:style style:name="T43" style:family="text">
      <style:text-properties fo:color="#ff0000" fo:font-weight="bold" officeooo:rsid="01ab1c80" fo:background-color="#ffff00" loext:char-shading-value="0" style:font-weight-asian="bold" style:font-name-complex="Cordia New1" style:font-weight-complex="bold"/>
    </style:style>
    <style:style style:name="T44" style:family="text">
      <style:text-properties fo:color="#ff0000" fo:font-weight="bold" officeooo:rsid="01ad4aad" fo:background-color="#ffff00" loext:char-shading-value="0" style:font-weight-asian="bold" style:font-name-complex="Cordia New1" style:font-weight-complex="bold"/>
    </style:style>
    <style:style style:name="T45" style:family="text">
      <style:text-properties fo:color="#ff0000" fo:font-weight="bold" officeooo:rsid="01b33e2c" fo:background-color="#ffff00" loext:char-shading-value="0" style:font-weight-asian="bold" style:font-name-complex="Cordia New1" style:font-weight-complex="bold"/>
    </style:style>
    <style:style style:name="T46" style:family="text">
      <style:text-properties fo:color="#ff0000" fo:font-weight="bold" officeooo:rsid="01b38de3" fo:background-color="#ffff00" loext:char-shading-value="0" style:font-weight-asian="bold" style:font-name-complex="Cordia New1" style:font-weight-complex="bold"/>
    </style:style>
    <style:style style:name="T47" style:family="text">
      <style:text-properties fo:color="#ff0000" fo:font-weight="bold" officeooo:rsid="01b7e0d3" fo:background-color="#ffff00" loext:char-shading-value="0" style:font-weight-asian="bold" style:font-name-complex="Cordia New1" style:font-weight-complex="bold"/>
    </style:style>
    <style:style style:name="T48" style:family="text">
      <style:text-properties fo:color="#ff0000" fo:font-weight="bold" officeooo:rsid="01c149d3" fo:background-color="#ffff00" loext:char-shading-value="0" style:font-weight-asian="bold" style:font-name-complex="Cordia New1" style:font-weight-complex="bold"/>
    </style:style>
    <style:style style:name="T49" style:family="text">
      <style:text-properties fo:color="#ff0000" fo:font-weight="bold" officeooo:rsid="01c2d45f" fo:background-color="#ffff00" loext:char-shading-value="0" style:font-weight-asian="bold" style:font-name-complex="Cordia New1" style:font-weight-complex="bold"/>
    </style:style>
    <style:style style:name="T50" style:family="text">
      <style:text-properties fo:color="#ff0000" fo:font-weight="bold" officeooo:rsid="01c8dc0e" fo:background-color="#ffff00" loext:char-shading-value="0" style:font-weight-asian="bold" style:font-name-complex="Cordia New1" style:font-weight-complex="bold"/>
    </style:style>
    <style:style style:name="T51" style:family="text">
      <style:text-properties fo:color="#ff0000" style:text-line-through-style="solid" style:text-line-through-type="single" fo:font-weight="bold" officeooo:rsid="01a584f5" fo:background-color="#ffff00" loext:char-shading-value="0" style:font-weight-asian="bold" style:font-name-complex="Cordia New1" style:font-weight-complex="bold"/>
    </style:style>
    <style:style style:name="T52" style:family="text">
      <style:text-properties fo:color="#ff0000" style:text-line-through-style="solid" style:text-line-through-type="single" fo:font-weight="bold" officeooo:rsid="016e94f9" fo:background-color="#ffff00" loext:char-shading-value="0" style:font-weight-asian="bold" style:font-name-complex="Cordia New1" style:font-weight-complex="bold"/>
    </style:style>
    <style:style style:name="T53" style:family="text">
      <style:text-properties fo:color="#ff0000" style:text-line-through-style="solid" style:text-line-through-type="single" fo:font-weight="bold" officeooo:rsid="01ab1c80" fo:background-color="#ffff00" loext:char-shading-value="0" style:font-weight-asian="bold" style:font-name-complex="Cordia New1" style:font-weight-complex="bold"/>
    </style:style>
    <style:style style:name="T54" style:family="text">
      <style:text-properties fo:color="#ff0000" style:text-line-through-style="solid" style:text-line-through-type="single" fo:font-weight="bold" officeooo:rsid="012369b6" fo:background-color="#ffff00" loext:char-shading-value="0" style:font-weight-asian="bold" style:font-name-complex="Cordia New1" style:font-weight-complex="bold"/>
    </style:style>
    <style:style style:name="T55" style:family="text">
      <style:text-properties fo:color="#ff0000" style:text-line-through-style="solid" style:text-line-through-type="single" fo:font-weight="bold" officeooo:rsid="0192cefb" fo:background-color="#ffff00" loext:char-shading-value="0" style:font-weight-asian="bold" style:font-name-complex="Cordia New1" style:font-weight-complex="bold"/>
    </style:style>
    <style:style style:name="T56" style:family="text">
      <style:text-properties fo:color="#ff0000" style:text-line-through-style="solid" style:text-line-through-type="single" fo:font-weight="bold" officeooo:rsid="014c0fb8" fo:background-color="#ffff00" loext:char-shading-value="0" style:font-weight-asian="bold" style:font-name-complex="Cordia New1" style:font-weight-complex="bold"/>
    </style:style>
    <style:style style:name="T57" style:family="text">
      <style:text-properties fo:color="#ff0000" style:text-line-through-style="solid" style:text-line-through-type="single" fo:font-weight="bold" officeooo:rsid="01ad4aad" fo:background-color="#ffff00" loext:char-shading-value="0" style:font-weight-asian="bold" style:font-name-complex="Cordia New1" style:font-weight-complex="bold"/>
    </style:style>
    <style:style style:name="T58" style:family="text">
      <style:text-properties fo:color="#ff0000" style:text-line-through-style="solid" style:text-line-through-type="single" style:text-underline-style="solid" style:text-underline-width="bold" style:text-underline-color="font-color" fo:font-weight="bold" officeooo:rsid="01a584f5" fo:background-color="#ffff00" loext:char-shading-value="0" style:font-weight-asian="bold" style:font-name-complex="Cordia New1" style:font-weight-complex="bold"/>
    </style:style>
    <style:style style:name="T59" style:family="text">
      <style:text-properties fo:color="#ff0000" style:text-line-through-style="solid" style:text-line-through-type="single" style:text-underline-style="solid" style:text-underline-width="bold" style:text-underline-color="font-color" fo:font-weight="bold" officeooo:rsid="01ad4aad" fo:background-color="#ffff00" loext:char-shading-value="0" style:font-weight-asian="bold" style:font-name-complex="Cordia New1" style:font-weight-complex="bold"/>
    </style:style>
    <style:style style:name="T60" style:family="text">
      <style:text-properties fo:color="#ff0000" style:text-line-through-style="solid" style:text-line-through-type="single" style:text-underline-style="solid" style:text-underline-width="bold" style:text-underline-color="font-color" fo:font-weight="bold" officeooo:rsid="016e94f9" fo:background-color="#ffff00" loext:char-shading-value="0" style:font-weight-asian="bold" style:font-name-complex="Cordia New1" style:font-weight-complex="bold"/>
    </style:style>
    <style:style style:name="T61" style:family="text">
      <style:text-properties fo:color="#ff0000" style:text-line-through-style="solid" style:text-line-through-type="single" style:text-underline-style="solid" style:text-underline-width="bold" style:text-underline-color="font-color" fo:font-weight="bold" officeooo:rsid="012369b6" fo:background-color="#ffff00" loext:char-shading-value="0" style:font-weight-asian="bold" style:font-name-complex="Cordia New1" style:font-weight-complex="bold"/>
    </style:style>
    <style:style style:name="T62" style:family="text">
      <style:text-properties fo:color="#ff0000" style:text-line-through-style="solid" style:text-line-through-type="single" style:text-underline-style="none" fo:font-weight="bold" officeooo:rsid="01a584f5" fo:background-color="#ffff00" loext:char-shading-value="0" style:font-weight-asian="bold" style:font-name-complex="Cordia New1" style:font-weight-complex="bold"/>
    </style:style>
    <style:style style:name="T63" style:family="text">
      <style:text-properties fo:color="#ff0000" style:text-line-through-style="solid" style:text-line-through-type="single" style:text-underline-style="none" fo:font-weight="bold" officeooo:rsid="01ad4aad" fo:background-color="#ffff00" loext:char-shading-value="0" style:font-weight-asian="bold" style:font-name-complex="Cordia New1" style:font-weight-complex="bold"/>
    </style:style>
    <style:style style:name="T64" style:family="text">
      <style:text-properties fo:color="#ff0000" style:text-line-through-style="solid" style:text-line-through-type="single" style:text-underline-style="none" fo:font-weight="bold" officeooo:rsid="016e94f9" fo:background-color="#ffff00" loext:char-shading-value="0" style:font-weight-asian="bold" style:font-name-complex="Cordia New1" style:font-weight-complex="bold"/>
    </style:style>
    <style:style style:name="T65" style:family="text">
      <style:text-properties fo:color="#ff0000" style:text-line-through-style="solid" style:text-line-through-type="single" style:text-underline-style="none" fo:font-weight="bold" officeooo:rsid="012369b6" fo:background-color="#ffff00" loext:char-shading-value="0" style:font-weight-asian="bold" style:font-name-complex="Cordia New1" style:font-weight-complex="bold"/>
    </style:style>
    <style:style style:name="T66" style:family="text">
      <style:text-properties fo:color="#ff0000" style:text-line-through-style="solid" style:text-line-through-type="single" style:text-line-through-width="bold" fo:font-weight="bold" officeooo:rsid="01a584f5" fo:background-color="#ffff00" loext:char-shading-value="0" style:font-weight-asian="bold" style:font-name-complex="Cordia New1" style:font-weight-complex="bold"/>
    </style:style>
    <style:style style:name="T67" style:family="text">
      <style:text-properties fo:color="#ff0000" style:text-line-through-style="solid" style:text-line-through-type="single" style:text-line-through-width="bold" fo:font-weight="bold" officeooo:rsid="01ab1c80" fo:background-color="#ffff00" loext:char-shading-value="0" style:font-weight-asian="bold" style:font-name-complex="Cordia New1" style:font-weight-complex="bold"/>
    </style:style>
    <style:style style:name="T68" style:family="text">
      <style:text-properties fo:color="#ff0000" style:text-line-through-style="solid" style:text-line-through-type="single" style:text-line-through-width="bold" fo:font-weight="bold" officeooo:rsid="012369b6" fo:background-color="#ffff00" loext:char-shading-value="0" style:font-weight-asian="bold" style:font-name-complex="Cordia New1" style:font-weight-complex="bold"/>
    </style:style>
    <style:style style:name="T69" style:family="text">
      <style:text-properties fo:color="#ff0000" style:text-line-through-style="solid" style:text-line-through-type="single" style:text-line-through-width="bold" fo:font-weight="bold" officeooo:rsid="01ae7b6c" fo:background-color="#ffff00" loext:char-shading-value="0" style:font-weight-asian="bold" style:font-name-complex="Cordia New1" style:font-weight-complex="bold"/>
    </style:style>
    <style:style style:name="T70" style:family="text">
      <style:text-properties fo:color="#ff0000" style:text-line-through-style="solid" style:text-line-through-type="single" style:text-line-through-width="bold" fo:font-weight="bold" officeooo:rsid="0192cefb" fo:background-color="#ffff00" loext:char-shading-value="0" style:font-weight-asian="bold" style:font-name-complex="Cordia New1" style:font-weight-complex="bold"/>
    </style:style>
    <style:style style:name="T71" style:family="text">
      <style:text-properties fo:color="#ff0000" style:text-line-through-style="solid" style:text-line-through-type="single" style:text-line-through-width="bold" fo:font-weight="bold" officeooo:rsid="014c0fb8" fo:background-color="#ffff00" loext:char-shading-value="0" style:font-weight-asian="bold" style:font-name-complex="Cordia New1" style:font-weight-complex="bold"/>
    </style:style>
    <style:style style:name="T72" style:family="text">
      <style:text-properties fo:color="#ff0000" style:text-line-through-style="solid" style:text-line-through-type="single" style:text-line-through-width="bold" fo:font-weight="bold" officeooo:rsid="01ad4aad" fo:background-color="#ffff00" loext:char-shading-value="0" style:font-weight-asian="bold" style:font-name-complex="Cordia New1" style:font-weight-complex="bold"/>
    </style:style>
    <style:style style:name="T73" style:family="text">
      <style:text-properties fo:color="#ff0000" style:text-line-through-style="solid" style:text-line-through-type="single" style:text-line-through-width="bold" fo:font-weight="normal" officeooo:rsid="01a584f5" fo:background-color="#ffff00" loext:char-shading-value="0" style:font-weight-asian="normal" style:font-name-complex="Cordia New1" style:font-weight-complex="normal" loext:shadow="none"/>
    </style:style>
    <style:style style:name="T74" style:family="text">
      <style:text-properties fo:color="#ff0000" style:text-line-through-style="solid" style:text-line-through-type="single" style:text-line-through-width="bold" fo:font-weight="normal" officeooo:rsid="016e94f9" fo:background-color="#ffff00" loext:char-shading-value="0" style:font-weight-asian="normal" style:font-name-complex="Cordia New1" style:font-weight-complex="normal" loext:shadow="none"/>
    </style:style>
    <style:style style:name="T75" style:family="text">
      <style:text-properties fo:color="#ff0000" style:text-line-through-style="solid" style:text-line-through-type="single" style:text-line-through-width="bold" fo:font-weight="normal" officeooo:rsid="01ab1c80" fo:background-color="#ffff00" loext:char-shading-value="0" style:font-weight-asian="normal" style:font-name-complex="Cordia New1" style:font-weight-complex="normal" loext:shadow="none"/>
    </style:style>
    <style:style style:name="T76" style:family="text">
      <style:text-properties fo:color="#ff0000" style:text-line-through-style="solid" style:text-line-through-type="single" style:text-line-through-width="bold" fo:font-weight="normal" officeooo:rsid="012369b6" fo:background-color="#ffff00" loext:char-shading-value="0" style:font-weight-asian="normal" style:font-name-complex="Cordia New1" style:font-weight-complex="normal" loext:shadow="none"/>
    </style:style>
    <style:style style:name="T77" style:family="text">
      <style:text-properties fo:color="#ff0000" style:text-line-through-style="solid" style:text-line-through-type="single" style:text-line-through-width="bold" style:text-underline-style="none" fo:font-weight="bold" officeooo:rsid="01a584f5" fo:background-color="#ffff00" loext:char-shading-value="0" style:font-weight-asian="bold" style:font-name-complex="Cordia New1" style:font-weight-complex="bold"/>
    </style:style>
    <style:style style:name="T78" style:family="text">
      <style:text-properties fo:color="#ff0000" style:text-line-through-style="solid" style:text-line-through-type="single" style:text-line-through-width="bold" style:text-underline-style="none" fo:font-weight="bold" officeooo:rsid="01ad4aad" fo:background-color="#ffff00" loext:char-shading-value="0" style:font-weight-asian="bold" style:font-name-complex="Cordia New1" style:font-weight-complex="bold"/>
    </style:style>
    <style:style style:name="T79" style:family="text">
      <style:text-properties fo:color="#ff0000" style:text-line-through-style="solid" style:text-line-through-type="single" style:text-line-through-width="bold" style:text-underline-style="none" fo:font-weight="bold" officeooo:rsid="016e94f9" fo:background-color="#ffff00" loext:char-shading-value="0" style:font-weight-asian="bold" style:font-name-complex="Cordia New1" style:font-weight-complex="bold"/>
    </style:style>
    <style:style style:name="T80" style:family="text">
      <style:text-properties fo:color="#ff0000" style:text-line-through-style="solid" style:text-line-through-type="single" style:text-line-through-width="bold" style:text-underline-style="none" fo:font-weight="bold" officeooo:rsid="012369b6" fo:background-color="#ffff00" loext:char-shading-value="0" style:font-weight-asian="bold" style:font-name-complex="Cordia New1" style:font-weight-complex="bold"/>
    </style:style>
    <style:style style:name="T81" style:family="text">
      <style:text-properties fo:color="#ff0000" style:text-underline-style="none" fo:font-weight="bold" officeooo:rsid="01a584f5" fo:background-color="#ffff00" loext:char-shading-value="0" style:font-weight-asian="bold" style:font-name-complex="Cordia New1" style:font-weight-complex="bold"/>
    </style:style>
    <style:style style:name="T82" style:family="text">
      <style:text-properties fo:color="#ff0000" style:text-underline-style="none" fo:font-weight="bold" officeooo:rsid="01ad4aad" fo:background-color="#ffff00" loext:char-shading-value="0" style:font-weight-asian="bold" style:font-name-complex="Cordia New1" style:font-weight-complex="bold"/>
    </style:style>
    <style:style style:name="T83" style:family="text">
      <style:text-properties fo:color="#ff0000" style:text-underline-style="none" fo:font-weight="bold" officeooo:rsid="016e94f9" fo:background-color="#ffff00" loext:char-shading-value="0" style:font-weight-asian="bold" style:font-name-complex="Cordia New1" style:font-weight-complex="bold"/>
    </style:style>
    <style:style style:name="T84" style:family="text">
      <style:text-properties fo:color="#ff0000" style:text-underline-style="none" fo:font-weight="bold" officeooo:rsid="012369b6" fo:background-color="#ffff00" loext:char-shading-value="0" style:font-weight-asian="bold" style:font-name-complex="Cordia New1" style:font-weight-complex="bold"/>
    </style:style>
    <style:style style:name="T85" style:family="text">
      <style:text-properties fo:color="#000000" style:text-line-through-style="none" style:text-line-through-type="none" fo:font-style="italic" fo:font-weight="normal" officeooo:rsid="01a584f5" fo:background-color="transparent" loext:char-shading-value="0" style:font-style-asian="italic" style:font-weight-asian="normal" style:font-name-complex="Cordia New1" style:font-style-complex="italic" style:font-weight-complex="normal"/>
    </style:style>
    <style:style style:name="T86" style:family="text">
      <style:text-properties fo:color="#000000" style:text-line-through-style="none" style:text-line-through-type="none" fo:font-weight="normal" officeooo:rsid="012369b6" fo:background-color="transparent" loext:char-shading-value="0" style:font-weight-asian="normal" style:font-name-complex="Cordia New1" style:font-weight-complex="normal"/>
    </style:style>
    <style:style style:name="T87" style:family="text">
      <style:text-properties fo:color="#000000" style:text-line-through-style="none" style:text-line-through-type="none" fo:font-weight="normal" officeooo:rsid="01a584f5" fo:background-color="transparent" loext:char-shading-value="0" style:font-weight-asian="normal" style:font-name-complex="Cordia New1" style:font-weight-complex="normal"/>
    </style:style>
    <style:style style:name="T88" style:family="text">
      <style:text-properties fo:color="#000000" style:text-line-through-style="none" style:text-line-through-type="none" style:text-underline-style="solid" style:text-underline-width="auto" style:text-underline-color="font-color" fo:font-weight="bold" officeooo:rsid="017a698f" fo:background-color="transparent" loext:char-shading-value="0" style:font-weight-asian="bold" style:font-name-complex="Cordia New1" style:font-weight-complex="bold"/>
    </style:style>
    <style:style style:name="T89" style:family="text">
      <style:text-properties fo:color="#000000" style:text-line-through-style="none" style:text-line-through-type="none" style:text-underline-style="solid" style:text-underline-width="auto" style:text-underline-color="font-color" fo:font-weight="bold" officeooo:rsid="0179d42e" fo:background-color="transparent" loext:char-shading-value="0" style:font-weight-asian="bold" style:font-name-complex="Cordia New1" style:font-weight-complex="bold"/>
    </style:style>
    <style:style style:name="T90" style:family="text">
      <style:text-properties fo:color="#000000" style:text-line-through-style="none" style:text-line-through-type="none" style:font-name="Cordia New1" fo:font-size="14pt" style:text-underline-style="solid" style:text-underline-width="auto" style:text-underline-color="font-color" fo:font-weight="bold" officeooo:rsid="012369b6" fo:background-color="transparent" loext:char-shading-value="0" style:font-size-asian="14pt" style:font-weight-asian="bold" style:font-name-complex="Cordia New1" style:font-size-complex="14pt" style:font-weight-complex="bold"/>
    </style:style>
    <style:style style:name="T91" style:family="text">
      <style:text-properties fo:color="#000000" style:text-line-through-style="none" style:text-line-through-type="none" style:font-name="Cordia New1" fo:font-size="14pt" style:text-underline-style="solid" style:text-underline-width="auto" style:text-underline-color="font-color" fo:font-weight="bold" officeooo:rsid="016e94f9" fo:background-color="transparent" loext:char-shading-value="0" style:font-size-asian="14pt" style:font-weight-asian="bold" style:font-name-complex="Cordia New1" style:font-size-complex="14pt" style:font-weight-complex="bold"/>
    </style:style>
    <style:style style:name="T92" style:family="text">
      <style:text-properties fo:color="#000000" style:text-line-through-style="none" style:text-line-through-type="none" style:font-name="Cordia New1" fo:font-size="14pt" style:text-underline-style="solid" style:text-underline-width="auto" style:text-underline-color="font-color" fo:font-weight="bold" officeooo:rsid="01707de9" fo:background-color="transparent" loext:char-shading-value="0" style:font-size-asian="14pt" style:font-weight-asian="bold" style:font-name-complex="Cordia New1" style:font-size-complex="14pt" style:font-weight-complex="bold"/>
    </style:style>
    <style:style style:name="T93" style:family="text">
      <style:text-properties fo:color="#000000" style:text-line-through-style="none" style:text-line-through-type="none" style:font-name="Cordia New1" fo:font-size="14pt" style:text-underline-style="solid" style:text-underline-width="auto" style:text-underline-color="font-color" fo:font-weight="bold" officeooo:rsid="018ae410" fo:background-color="transparent" loext:char-shading-value="0" style:font-size-asian="14pt" style:font-weight-asian="bold" style:font-name-complex="Cordia New1" style:font-size-complex="14pt" style:font-weight-complex="bold"/>
    </style:style>
    <style:style style:name="T94" style:family="text">
      <style:text-properties fo:color="#000000" style:text-line-through-style="none" style:text-line-through-type="none" style:font-name="Cordia New1" fo:font-size="14pt" style:text-underline-style="solid" style:text-underline-width="auto" style:text-underline-color="font-color" fo:font-weight="bold" officeooo:rsid="0192cefb" fo:background-color="transparent" loext:char-shading-value="0" style:font-size-asian="14pt" style:font-weight-asian="bold" style:font-name-complex="Cordia New1" style:font-size-complex="14pt" style:font-weight-complex="bold"/>
    </style:style>
    <style:style style:name="T95" style:family="text">
      <style:text-properties fo:color="#000000" style:text-line-through-style="none" style:text-line-through-type="none" style:font-name="Cordia New1" fo:font-size="14pt" style:text-underline-style="solid" style:text-underline-width="auto" style:text-underline-color="font-color" fo:font-weight="bold" officeooo:rsid="01a584f5" fo:background-color="transparent" loext:char-shading-value="0" style:font-size-asian="14pt" style:font-weight-asian="bold" style:font-name-complex="Cordia New1" style:font-size-complex="14pt" style:font-weight-complex="bold"/>
    </style:style>
    <style:style style:name="T96" style:family="text">
      <style:text-properties fo:color="#000000" fo:font-weight="normal" officeooo:rsid="012369b6" fo:background-color="transparent" loext:char-shading-value="0" style:font-weight-asian="normal" style:font-name-complex="Cordia New1" style:font-weight-complex="normal"/>
    </style:style>
    <style:style style:name="T97" style:family="text">
      <style:text-properties fo:color="#000000" fo:font-weight="normal" officeooo:rsid="01a584f5" fo:background-color="transparent" loext:char-shading-value="0" style:font-weight-asian="normal" style:font-name-complex="Cordia New1" style:font-weight-complex="normal"/>
    </style:style>
    <style:style style:name="T98" style:family="text">
      <style:text-properties fo:color="#000000" fo:font-weight="normal" officeooo:rsid="01b7e0d3" fo:background-color="transparent" loext:char-shading-value="0" style:font-weight-asian="normal" style:font-name-complex="Cordia New1" style:font-weight-complex="normal"/>
    </style:style>
    <style:style style:name="T99" style:family="text">
      <style:text-properties fo:color="#000000" fo:font-style="italic" fo:font-weight="normal" officeooo:rsid="01a584f5" fo:background-color="transparent" loext:char-shading-value="0" style:font-style-asian="italic" style:font-weight-asian="normal" style:font-name-complex="Cordia New1" style:font-style-complex="italic" style:font-weight-complex="normal"/>
    </style:style>
    <style:style style:name="T100" style:family="text">
      <style:text-properties fo:color="#000000" style:text-line-through-style="solid" style:text-line-through-type="single" fo:font-weight="normal" officeooo:rsid="012369b6" fo:background-color="transparent" loext:char-shading-value="0" style:font-weight-asian="normal" style:font-name-complex="Cordia New1" style:font-weight-complex="normal"/>
    </style:style>
    <style:style style:name="T101" style:family="text">
      <style:text-properties fo:color="#000000" style:text-line-through-style="solid" style:text-line-through-type="single" fo:font-weight="normal" officeooo:rsid="01a584f5" fo:background-color="transparent" loext:char-shading-value="0" style:font-weight-asian="normal" style:font-name-complex="Cordia New1" style:font-weight-complex="normal"/>
    </style:style>
    <style:style style:name="T102" style:family="text">
      <style:text-properties fo:color="#000000" style:text-line-through-style="solid" style:text-line-through-type="single" fo:font-style="italic" fo:font-weight="normal" officeooo:rsid="01a584f5" fo:background-color="transparent" loext:char-shading-value="0" style:font-style-asian="italic" style:font-weight-asian="normal" style:font-name-complex="Cordia New1" style:font-style-complex="italic" style:font-weight-complex="normal"/>
    </style:style>
    <style:style style:name="T103" style:family="text">
      <style:text-properties fo:color="#000000" style:text-line-through-style="solid" style:text-line-through-type="single" style:text-underline-style="solid" style:text-underline-width="bold" style:text-underline-color="font-color" fo:font-weight="normal" officeooo:rsid="012369b6" fo:background-color="transparent" loext:char-shading-value="0" style:font-weight-asian="normal" style:font-name-complex="Cordia New1" style:font-weight-complex="normal"/>
    </style:style>
    <style:style style:name="T104" style:family="text">
      <style:text-properties fo:color="#000000" style:text-line-through-style="solid" style:text-line-through-type="single" style:text-underline-style="solid" style:text-underline-width="bold" style:text-underline-color="font-color" fo:font-weight="normal" officeooo:rsid="01a584f5" fo:background-color="transparent" loext:char-shading-value="0" style:font-weight-asian="normal" style:font-name-complex="Cordia New1" style:font-weight-complex="normal"/>
    </style:style>
    <style:style style:name="T105" style:family="text">
      <style:text-properties fo:color="#000000" style:text-line-through-style="solid" style:text-line-through-type="single" style:text-underline-style="none" fo:font-weight="normal" officeooo:rsid="012369b6" fo:background-color="transparent" loext:char-shading-value="0" style:font-weight-asian="normal" style:font-name-complex="Cordia New1" style:font-weight-complex="normal"/>
    </style:style>
    <style:style style:name="T106" style:family="text">
      <style:text-properties fo:color="#000000" style:text-line-through-style="solid" style:text-line-through-type="single" style:text-underline-style="none" fo:font-weight="normal" officeooo:rsid="01a584f5" fo:background-color="transparent" loext:char-shading-value="0" style:font-weight-asian="normal" style:font-name-complex="Cordia New1" style:font-weight-complex="normal"/>
    </style:style>
    <style:style style:name="T107" style:family="text">
      <style:text-properties fo:color="#000000" style:text-line-through-style="solid" style:text-line-through-type="single" style:text-line-through-width="bold" fo:font-weight="normal" officeooo:rsid="012369b6" fo:background-color="transparent" loext:char-shading-value="0" style:font-weight-asian="normal" style:font-name-complex="Cordia New1" style:font-weight-complex="normal"/>
    </style:style>
    <style:style style:name="T108" style:family="text">
      <style:text-properties fo:color="#000000" style:text-line-through-style="solid" style:text-line-through-type="single" style:text-line-through-width="bold" fo:font-weight="normal" officeooo:rsid="012369b6" fo:background-color="transparent" loext:char-shading-value="0" style:font-weight-asian="normal" style:font-name-complex="Cordia New1" style:font-weight-complex="normal" loext:shadow="none"/>
    </style:style>
    <style:style style:name="T109" style:family="text">
      <style:text-properties fo:color="#000000" style:text-line-through-style="solid" style:text-line-through-type="single" style:text-line-through-width="bold" fo:font-weight="normal" officeooo:rsid="01a584f5" fo:background-color="transparent" loext:char-shading-value="0" style:font-weight-asian="normal" style:font-name-complex="Cordia New1" style:font-weight-complex="normal"/>
    </style:style>
    <style:style style:name="T110" style:family="text">
      <style:text-properties fo:color="#000000" style:text-line-through-style="solid" style:text-line-through-type="single" style:text-line-through-width="bold" fo:font-weight="normal" officeooo:rsid="01a584f5" fo:background-color="transparent" loext:char-shading-value="0" style:font-weight-asian="normal" style:font-name-complex="Cordia New1" style:font-weight-complex="normal" loext:shadow="none"/>
    </style:style>
    <style:style style:name="T111" style:family="text">
      <style:text-properties fo:color="#000000" style:text-line-through-style="solid" style:text-line-through-type="single" style:text-line-through-width="bold" fo:font-style="italic" fo:font-weight="normal" officeooo:rsid="01a584f5" fo:background-color="transparent" loext:char-shading-value="0" style:font-style-asian="italic" style:font-weight-asian="normal" style:font-name-complex="Cordia New1" style:font-style-complex="italic" style:font-weight-complex="normal"/>
    </style:style>
    <style:style style:name="T112" style:family="text">
      <style:text-properties fo:color="#000000" style:text-line-through-style="solid" style:text-line-through-type="single" style:text-line-through-width="bold" style:text-underline-style="none" fo:font-weight="normal" officeooo:rsid="012369b6" fo:background-color="transparent" loext:char-shading-value="0" style:font-weight-asian="normal" style:font-name-complex="Cordia New1" style:font-weight-complex="normal"/>
    </style:style>
    <style:style style:name="T113" style:family="text">
      <style:text-properties fo:color="#000000" style:text-line-through-style="solid" style:text-line-through-type="single" style:text-line-through-width="bold" style:text-underline-style="none" fo:font-weight="normal" officeooo:rsid="01a584f5" fo:background-color="transparent" loext:char-shading-value="0" style:font-weight-asian="normal" style:font-name-complex="Cordia New1" style:font-weight-complex="normal"/>
    </style:style>
    <style:style style:name="T114" style:family="text">
      <style:text-properties fo:color="#000000" style:text-underline-style="none" fo:font-weight="normal" officeooo:rsid="012369b6" fo:background-color="transparent" loext:char-shading-value="0" style:font-weight-asian="normal" style:font-name-complex="Cordia New1" style:font-weight-complex="normal"/>
    </style:style>
    <style:style style:name="T115" style:family="text">
      <style:text-properties fo:color="#000000" style:text-underline-style="none" fo:font-weight="normal" officeooo:rsid="01a584f5" fo:background-color="transparent" loext:char-shading-value="0" style:font-weight-asian="normal" style:font-name-complex="Cordia New1" style:font-weight-complex="normal"/>
    </style:style>
    <style:style style:name="T116" style:family="text">
      <style:text-properties fo:font-size="14pt" fo:font-weight="bold" style:font-size-asian="14pt" style:font-weight-asian="bold" style:font-size-complex="14pt" style:font-weight-complex="bold"/>
    </style:style>
    <style:style style:name="T117" style:family="text">
      <style:text-properties fo:font-variant="normal" fo:text-transform="none" fo:color="#0000ff" style:font-name="Cordia New1" fo:font-size="14pt" fo:letter-spacing="normal" fo:font-style="normal" fo:font-weight="bold" officeooo:rsid="016b7244" fo:background-color="transparent" loext:char-shading-value="0" style:font-size-asian="14pt" style:font-weight-asian="bold" style:font-name-complex="Cordia New1" style:font-size-complex="14pt" style:font-weight-complex="bold"/>
    </style:style>
    <style:style style:name="T118" style:family="text">
      <style:text-properties fo:font-variant="normal" fo:text-transform="none" fo:color="#0000ff" style:font-name="Cordia New1" fo:font-size="14pt" fo:letter-spacing="normal" fo:font-style="normal" fo:font-weight="bold" officeooo:rsid="01401b1b" fo:background-color="transparent" loext:char-shading-value="0" style:font-size-asian="14pt" style:font-weight-asian="bold" style:font-name-complex="Cordia New1" style:font-size-complex="14pt" style:font-weight-complex="bold"/>
    </style:style>
    <style:style style:name="T119" style:family="text">
      <style:text-properties fo:font-variant="normal" fo:text-transform="none" fo:color="#0000ff" style:font-name="Cordia New1" fo:font-size="14pt" fo:letter-spacing="normal" fo:font-style="normal" fo:font-weight="bold" officeooo:rsid="019e71b1" fo:background-color="transparent" loext:char-shading-value="0" style:font-size-asian="14pt" style:font-weight-asian="bold" style:font-name-complex="Cordia New1" style:font-size-complex="14pt" style:font-weight-complex="bold"/>
    </style:style>
    <style:style style:name="T120" style:family="text">
      <style:text-properties fo:font-variant="normal" fo:text-transform="none" fo:color="#0000ff" style:font-name="Cordia New1" fo:font-size="14pt" fo:letter-spacing="normal" fo:font-style="normal" fo:font-weight="bold" officeooo:rsid="01ad1e17" fo:background-color="transparent" loext:char-shading-value="0" style:font-size-asian="14pt" style:font-weight-asian="bold" style:font-name-complex="Cordia New1" style:font-size-complex="14pt" style:font-weight-complex="bold"/>
    </style:style>
    <style:style style:name="T121" style:family="text">
      <style:text-properties style:text-line-through-style="none" style:text-line-through-type="none" style:text-underline-style="none" fo:font-weight="normal" fo:background-color="transparent" loext:char-shading-value="0" style:font-weight-asian="normal" style:font-name-complex="Cordia New1" style:font-weight-complex="normal"/>
    </style:style>
    <style:style style:name="T122" style:family="text">
      <style:text-properties style:text-line-through-style="none" style:text-line-through-type="none" style:text-underline-style="none" fo:font-weight="normal" officeooo:rsid="012369b6" fo:background-color="transparent" loext:char-shading-value="0" style:font-weight-asian="normal" style:font-name-complex="Cordia New1" style:font-weight-complex="normal"/>
    </style:style>
    <style:style style:name="T123" style:family="text">
      <style:text-properties style:text-line-through-style="none" style:text-line-through-type="none" style:font-name="Cordia New1" fo:font-size="16pt" fo:font-weight="bold" officeooo:rsid="0174fd90" style:font-size-asian="16pt" style:font-weight-asian="bold" style:font-name-complex="Cordia New1" style:font-size-complex="16pt" style:font-weight-complex="bold"/>
    </style:style>
    <style:style style:name="T124" style:family="text">
      <style:text-properties style:text-line-through-style="none" style:text-line-through-type="none" style:font-name="Cordia New1" fo:font-size="16pt" fo:language="en" fo:country="GB" officeooo:rsid="0174fd90" style:font-size-asian="16pt" style:font-name-complex="Cordia New1" style:font-size-complex="16pt"/>
    </style:style>
    <style:style style:name="T125" style:family="text">
      <style:text-properties style:text-line-through-style="none" style:text-line-through-type="none" officeooo:rsid="01413e2e" fo:background-color="transparent" loext:char-shading-value="0" style:font-name-complex="Cordia New1"/>
    </style:style>
    <style:style style:name="T126" style:family="text">
      <style:text-properties style:text-line-through-style="none" style:text-line-through-type="none" officeooo:rsid="012369b6" fo:background-color="transparent" loext:char-shading-value="0" style:font-name-complex="Cordia New1"/>
    </style:style>
    <style:style style:name="T127" style:family="text">
      <style:text-properties officeooo:rsid="012369b6"/>
    </style:style>
    <style:style style:name="T128" style:family="text">
      <style:text-properties officeooo:rsid="013172d8"/>
    </style:style>
    <style:style style:name="T129" style:family="text">
      <style:text-properties officeooo:rsid="017d080a" fo:background-color="#ffff00" loext:char-shading-value="0"/>
    </style:style>
    <style:style style:name="T130" style:family="text">
      <style:text-properties officeooo:rsid="01910bff" fo:background-color="#ffff00" loext:char-shading-value="0"/>
    </style:style>
    <style:style style:name="T131" style:family="text">
      <style:text-properties officeooo:rsid="01a3bdf8" fo:background-color="#ffff00" loext:char-shading-value="0"/>
    </style:style>
    <style:style style:name="T132" style:family="text">
      <style:text-properties officeooo:rsid="01a8845b" fo:background-color="#ffff00" loext:char-shading-value="0"/>
    </style:style>
    <style:style style:name="T133" style:family="text">
      <style:text-properties officeooo:rsid="01ab1c80" fo:background-color="#ffff00" loext:char-shading-value="0"/>
    </style:style>
    <style:style style:name="T134" style:family="text">
      <style:text-properties officeooo:rsid="017db0c7"/>
    </style:style>
    <style:style style:name="T135" style:family="text">
      <style:text-properties officeooo:rsid="018ae410"/>
    </style:style>
    <style:style style:name="T136" style:family="text">
      <style:text-properties officeooo:rsid="01a3bdf8"/>
    </style:style>
    <style:style style:name="T137" style:family="text">
      <style:text-properties officeooo:rsid="01910b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43cm" fo:text-indent="-0.635cm" fo:margin-left="7.74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_ewSystemAuthorize" form:apply-filter="true" form:enctype="multipart/formdata" form:method="post" form:control-implementation="ooo:com.sun.star.form.component.Form" office:target-frame="" xlink:href="../../../../../../../../../../EWOTG/ewAuthorizationSheet.nsf/0/d205a34aca269ec547257e840028534a%3FEditDocument&amp;Seq=1" xlink:type="simple">
          <form:properties>
            <form:property form:property-name="PropertyChangeNotificationEnabled" office:value-type="boolean" office:boolean-value="true"/>
          </form:properties>
        </form:form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9">Task</text:p>
          </table:table-cell>
          <table:table-cell table:style-name="Table1.B1" office:value-type="string">
            <text:p text:style-name="P14"><text:span text:style-name="T127">DATABASE</text:span> <text:span text:style-name="T128">DEPLOYMENT</text:span></text:p>
          </table:table-cell>
          <table:table-cell table:style-name="Table1.A1" office:value-type="string">
            <text:p text:style-name="P28">Sub-Task</text:p>
          </table:table-cell>
          <table:table-cell table:style-name="Table1.D1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29">Request # / Incident # / Auth. #</text:p>
          </table:table-cell>
          <table:table-cell table:style-name="Table1.B3" office:value-type="string">
            <text:p text:style-name="P54"><text:span text:style-name="T117">S</text:span><text:span text:style-name="T118">R1</text:span><text:span text:style-name="T119">8</text:span><text:span text:style-name="T118">/</text:span><text:span text:style-name="T120">150488</text:span></text:p>
          </table:table-cell>
          <table:table-cell table:style-name="Table1.A2" office:value-type="string">
            <text:p text:style-name="P28">Mode</text:p>
          </table:table-cell>
          <table:table-cell table:style-name="Table1.D3" office:value-type="string">
            <text:p text:style-name="P16">UAT</text:p>
          </table:table-cell>
        </table:table-row>
        <table:table-row>
          <table:table-cell table:style-name="Table1.A2" office:value-type="string">
            <text:p text:style-name="P29">Source Code Version :</text:p>
          </table:table-cell>
          <table:table-cell table:style-name="Table1.B3" office:value-type="string">
            <text:p text:style-name="P17"/>
          </table:table-cell>
          <table:table-cell table:style-name="Table1.A2" office:value-type="string">
            <text:p text:style-name="P28">Remark</text:p>
          </table:table-cell>
          <table:table-cell table:style-name="Table1.D3" office:value-type="string">
            <text:p text:style-name="P30"><text:span text:style-name="Default_20_Paragraph_20_Font"><text:span text:style-name="T24">PKINTDBP5</text:span></text:span><text:span text:style-name="Default_20_Paragraph_20_Font"><text:span text:style-name="T22">.TISCONET</text:span></text:span><text:span text:style-name="Default_20_Paragraph_20_Font"><text:span text:style-name="T23">UAT</text:span></text:span><text:span text:style-name="Default_20_Paragraph_20_Font"><text:span text:style-name="T22">.COM</text:span>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5">Seq.</text:p>
            </table:table-cell>
            <table:table-cell table:style-name="Table2.A1" office:value-type="string">
              <text:p text:style-name="P5">Job Description</text:p>
            </table:table-cell>
            <table:table-cell table:style-name="Table2.A1" office:value-type="string">
              <text:p text:style-name="P5">Required</text:p>
            </table:table-cell>
            <table:table-cell table:style-name="Table2.D1" office:value-type="string">
              <text:p text:style-name="P5">Remark</text:p>
            </table:table-cell>
          </table:table-row>
        </table:table-header-rows>
        <table:table-row>
          <table:table-cell table:style-name="Table2.A2" office:value-type="string">
            <text:p text:style-name="P6">Task</text:p>
          </table:table-cell>
          <table:table-cell table:style-name="Table2.B27" office:value-type="string">
            <text:p text:style-name="P8"><text:span text:style-name="T116">Application Server Deployment on </text:span><text:span text:style-name="Default_20_Paragraph_20_Font"><text:span text:style-name="T36">PKINTDBP5</text:span></text:span></text:p>
          </table:table-cell>
          <table:table-cell table:style-name="Table2.C27" office:value-type="string">
            <text:p text:style-name="P7"/>
          </table:table-cell>
          <table:table-cell table:style-name="Table2.D27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3" office:value-type="string">
            <text:p text:style-name="P36">Get the source code from <text:span text:style-name="T134">Change Application SR18/124857 <text:s/>(File name : </text:span><text:span text:style-name="T131">DNC</text:span><text:span text:style-name="T132">_</text:span><text:span text:style-name="T133">DBScript</text:span><text:span text:style-name="T129">.</text:span><text:span text:style-name="T130">zip</text:span><text:span text:style-name="T137"> )</text:span></text:p>
          </table:table-cell>
          <table:table-cell table:style-name="Table2.C3" office:value-type="string">
            <text:p text:style-name="P7"/>
          </table:table-cell>
          <table:table-cell table:style-name="Table2.D3" office:value-type="string">
            <text:p text:style-name="P7"/>
          </table:table-cell>
        </table:table-row>
        <table:table-row>
          <table:table-cell table:style-name="Table2.A2" office:value-type="string">
            <text:p text:style-name="P27">Sub-Task</text:p>
          </table:table-cell>
          <table:table-cell table:style-name="Table2.B4" office:value-type="string">
            <text:p text:style-name="P37">DB Environment</text:p>
          </table:table-cell>
          <table:table-cell table:style-name="Table2.C4" office:value-type="string">
            <text:p text:style-name="P19"/>
          </table:table-cell>
          <table:table-cell table:style-name="Table2.D4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1">1</text:p>
          </table:table-cell>
          <table:table-cell table:style-name="Table2.B23" office:value-type="string">
            <text:p text:style-name="P13">Run DB Script on :</text:p>
            <text:list xml:id="list483187440682942641" text:style-name="L1">
              <text:list-item>
                <text:p text:style-name="P55"><text:span text:style-name="T123">DB Server Name : </text:span><text:span text:style-name="Default_20_Paragraph_20_Font"><text:span text:style-name="T36">PKINTDBP5</text:span></text:span><text:span text:style-name="T31">.TISCONET</text:span><text:span text:style-name="T32">UAT</text:span><text:span text:style-name="T31">.COM</text:span></text:p>
              </text:list-item>
              <text:list-item>
                <text:p text:style-name="P56"><text:span text:style-name="T123">Service Name : </text:span><text:span text:style-name="T35">INT</text:span><text:span text:style-name="T34">UAT</text:span></text:p>
              </text:list-item>
              <text:list-item>
                <text:p text:style-name="P57"><text:span text:style-name="T123">Port : </text:span><text:span text:style-name="T33">3031</text:span></text:p>
              </text:list-item>
              <text:list-item>
                <text:p text:style-name="P58"><text:span text:style-name="T124">Schema Name : </text:span><text:span text:style-name="T30">DNC</text:span></text:p>
              </text:list-item>
            </text:list>
          </table:table-cell>
          <table:table-cell table:style-name="Table2.C23" office:value-type="string">
            <text:p text:style-name="P23"/>
          </table:table-cell>
          <table:table-cell table:style-name="Table2.D23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25">Sub-Task</text:p>
          </table:table-cell>
          <table:table-cell table:style-name="Table2.B23" office:value-type="string">
            <text:p text:style-name="P35"/>
          </table:table-cell>
          <table:table-cell table:style-name="Table2.C23" office:value-type="string">
            <text:p text:style-name="P19"/>
          </table:table-cell>
          <table:table-cell table:style-name="Table2.D23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1">2</text:p>
          </table:table-cell>
          <table:table-cell table:style-name="Table2.B23" office:value-type="string">
            <text:p text:style-name="P10">Database Component</text:p>
          </table:table-cell>
          <table:table-cell table:style-name="Table2.C23" office:value-type="string">
            <text:p text:style-name="P21"/>
          </table:table-cell>
          <table:table-cell table:style-name="Table2.D23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24">Job No.</text:p>
          </table:table-cell>
          <table:table-cell table:style-name="Table2.B23" office:value-type="string">
            <text:p text:style-name="P26"/>
          </table:table-cell>
          <table:table-cell table:style-name="Table2.C23" office:value-type="string">
            <text:p text:style-name="P19"/>
          </table:table-cell>
          <table:table-cell table:style-name="Table2.D23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9"><text:span text:style-name="T136">2</text:span>.1</text:p>
          </table:table-cell>
          <table:table-cell table:style-name="Table2.B23" office:value-type="string">
            <text:p text:style-name="P52"><text:span text:style-name="Default_20_Paragraph_20_Font"><text:span text:style-name="T126">Create Component</text:span></text:span></text:p>
          </table:table-cell>
          <table:table-cell table:style-name="Table2.C23" office:value-type="string">
            <text:p text:style-name="P20"/>
          </table:table-cell>
          <table:table-cell table:style-name="Table2.D23" office:value-type="string">
            <text:p text:style-name="P20"/>
          </table:table-cell>
        </table:table-row>
        <text:soft-page-break/>
        <table:table-row>
          <table:table-cell table:style-name="Table2.A2" office:value-type="string">
            <text:p text:style-name="P33"><text:span text:style-name="T135">a</text:span>)</text:p>
          </table:table-cell>
          <table:table-cell table:style-name="Table2.B23" office:value-type="string">
            <text:p text:style-name="P48"><text:span text:style-name="Default_20_Paragraph_20_Font"><text:span text:style-name="T122">L</text:span></text:span><text:span text:style-name="Default_20_Paragraph_20_Font"><text:span text:style-name="T121">ogin with [Database </text:span></text:span><text:span text:style-name="Default_20_Paragraph_20_Font"><text:span text:style-name="T122">system admin privilege</text:span></text:span><text:span text:style-name="Default_20_Paragraph_20_Font"><text:span text:style-name="T121">].</text:span></text:span></text:p>
          </table:table-cell>
          <table:table-cell table:style-name="Table2.C23" office:value-type="string">
            <text:p text:style-name="P19"/>
          </table:table-cell>
          <table:table-cell table:style-name="Table2.D23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32"/>
          </table:table-cell>
          <table:table-cell table:style-name="Table2.B23" office:value-type="string">
            <text:p text:style-name="P42"><text:span text:style-name="Default_20_Paragraph_20_Font"><text:span text:style-name="T89">Run Pre Script</text:span></text:span></text:p>
          </table:table-cell>
          <table:table-cell table:style-name="Table2.C23" office:value-type="string">
            <text:p text:style-name="P19"/>
          </table:table-cell>
          <table:table-cell table:style-name="Table2.D23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32"/>
          </table:table-cell>
          <table:table-cell table:style-name="Table2.B23" office:value-type="string">
            <text:p text:style-name="P44"><text:span text:style-name="Default_20_Paragraph_20_Font"><text:span text:style-name="T86">executing script → <text:s/>“\</text:span></text:span><text:span text:style-name="Default_20_Paragraph_20_Font"><text:span text:style-name="T87">DNC</text:span></text:span><text:span text:style-name="Default_20_Paragraph_20_Font"><text:span text:style-name="T86">\</text:span></text:span><text:span text:style-name="Default_20_Paragraph_20_Font"><text:span text:style-name="T29">DNC</text:span></text:span><text:span text:style-name="Default_20_Paragraph_20_Font"><text:span text:style-name="T27">_</text:span></text:span><text:span text:style-name="Default_20_Paragraph_20_Font"><text:span text:style-name="T29">PRE_SCRIPT</text:span></text:span><text:span text:style-name="Default_20_Paragraph_20_Font"><text:span text:style-name="T28">.sql</text:span></text:span><text:span text:style-name="Default_20_Paragraph_20_Font"><text:span text:style-name="T86">”</text:span></text:span></text:p>
          </table:table-cell>
          <table:table-cell table:style-name="Table2.C23" office:value-type="string">
            <text:p text:style-name="P19"/>
          </table:table-cell>
          <table:table-cell table:style-name="Table2.D23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B23" office:value-type="string">
            <text:p text:style-name="P49"><text:span text:style-name="Default_20_Paragraph_20_Font"><text:span text:style-name="T90">Create </text:span></text:span><text:span text:style-name="Default_20_Paragraph_20_Font"><text:span text:style-name="T91">Table</text:span></text:span></text:p>
          </table:table-cell>
          <table:table-cell table:style-name="Table2.C23" office:value-type="string">
            <text:p text:style-name="P19"/>
          </table:table-cell>
          <table:table-cell table:style-name="Table2.D23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B23" office:value-type="string">
            <text:p text:style-name="P41"><text:span text:style-name="Default_20_Paragraph_20_Font"><text:span text:style-name="T108">executing script → <text:s/>“\</text:span></text:span><text:span text:style-name="Default_20_Paragraph_20_Font"><text:span text:style-name="T110">DNC</text:span></text:span><text:span text:style-name="Default_20_Paragraph_20_Font"><text:span text:style-name="T108">\</text:span></text:span><text:span text:style-name="Default_20_Paragraph_20_Font"><text:span text:style-name="T73">DNC_01</text:span></text:span><text:span text:style-name="Default_20_Paragraph_20_Font"><text:span text:style-name="T74">_C</text:span></text:span><text:span text:style-name="Default_20_Paragraph_20_Font"><text:span text:style-name="T73">REATE_</text:span></text:span><text:span text:style-name="Default_20_Paragraph_20_Font"><text:span text:style-name="T75">ALTER_</text:span></text:span><text:span text:style-name="Default_20_Paragraph_20_Font"><text:span text:style-name="T73">TABLE</text:span></text:span><text:span text:style-name="Default_20_Paragraph_20_Font"><text:span text:style-name="T76">.sql</text:span></text:span><text:span text:style-name="Default_20_Paragraph_20_Font"><text:span text:style-name="T108">”</text:span></text:span><text:span text:style-name="Default_20_Paragraph_20_Font"><text:span text:style-name="T96"><text:line-break/></text:span></text:span><text:span text:style-name="Default_20_Paragraph_20_Font"><text:span text:style-name="T107">executing script → <text:s/>“\</text:span></text:span><text:span text:style-name="Default_20_Paragraph_20_Font"><text:span text:style-name="T109">DNC</text:span></text:span><text:span text:style-name="Default_20_Paragraph_20_Font"><text:span text:style-name="T107">\</text:span></text:span><text:span text:style-name="Default_20_Paragraph_20_Font"><text:span text:style-name="T69">xpCentralizeLog_01_CreateTableCentralize</text:span></text:span><text:span text:style-name="Default_20_Paragraph_20_Font"><text:span text:style-name="T68">.sql</text:span></text:span><text:span text:style-name="Default_20_Paragraph_20_Font"><text:span text:style-name="T107">”</text:span></text:span></text:p>
          </table:table-cell>
          <table:table-cell table:style-name="Table2.C23" office:value-type="string">
            <text:p text:style-name="P19"/>
          </table:table-cell>
          <table:table-cell table:style-name="Table2.D23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B23" office:value-type="string">
            <text:p text:style-name="P51"><text:span text:style-name="Default_20_Paragraph_20_Font"><text:span text:style-name="T90">Create </text:span></text:span><text:span text:style-name="Default_20_Paragraph_20_Font"><text:span text:style-name="T91">Table</text:span></text:span></text:p>
          </table:table-cell>
          <table:table-cell table:style-name="Table2.C23" office:value-type="string">
            <text:p text:style-name="P19"/>
          </table:table-cell>
          <table:table-cell table:style-name="Table2.D23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22"/>
          </table:table-cell>
          <table:table-cell table:style-name="Table2.B23" office:value-type="string">
            <text:p text:style-name="P38"><text:span text:style-name="Default_20_Paragraph_20_Font"><text:span text:style-name="T114">executing script → <text:s/>“\</text:span></text:span><text:span text:style-name="Default_20_Paragraph_20_Font"><text:span text:style-name="T115">DNC</text:span></text:span><text:span text:style-name="Default_20_Paragraph_20_Font"><text:span text:style-name="T114">\</text:span></text:span><text:span text:style-name="Default_20_Paragraph_20_Font"><text:span text:style-name="T81">DNC_0</text:span></text:span><text:span text:style-name="Default_20_Paragraph_20_Font"><text:span text:style-name="T82">2</text:span></text:span><text:span text:style-name="Default_20_Paragraph_20_Font"><text:span text:style-name="T83">_C</text:span></text:span><text:span text:style-name="Default_20_Paragraph_20_Font"><text:span text:style-name="T81">REATE_TABLE</text:span></text:span><text:span text:style-name="Default_20_Paragraph_20_Font"><text:span text:style-name="T84">.sql</text:span></text:span><text:span text:style-name="Default_20_Paragraph_20_Font"><text:span text:style-name="T114">”</text:span></text:span></text:p>
          </table:table-cell>
          <table:table-cell table:style-name="Table2.C23" office:value-type="string">
            <text:p text:style-name="P19"/>
          </table:table-cell>
          <table:table-cell table:style-name="Table2.D23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22"/>
          </table:table-cell>
          <table:table-cell table:style-name="Table2.B23" office:value-type="string">
            <text:p text:style-name="P49"><text:span text:style-name="Default_20_Paragraph_20_Font"><text:span text:style-name="T93">Create Sequenc</text:span></text:span><text:span text:style-name="Default_20_Paragraph_20_Font"><text:span text:style-name="T94">e</text:span></text:span></text:p>
          </table:table-cell>
          <table:table-cell table:style-name="Table2.C23" office:value-type="string">
            <text:p text:style-name="P19"/>
          </table:table-cell>
          <table:table-cell table:style-name="Table2.D23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22"/>
          </table:table-cell>
          <table:table-cell table:style-name="Table2.B23" office:value-type="string">
            <text:p text:style-name="P39"><text:span text:style-name="Default_20_Paragraph_20_Font"><text:span text:style-name="T107">executing script → <text:s/>“\</text:span></text:span><text:span text:style-name="Default_20_Paragraph_20_Font"><text:span text:style-name="T111">DNC</text:span></text:span><text:span text:style-name="Default_20_Paragraph_20_Font"><text:span text:style-name="T107">\</text:span></text:span><text:span text:style-name="Default_20_Paragraph_20_Font"><text:span text:style-name="T66">DNC_0</text:span></text:span><text:span text:style-name="Default_20_Paragraph_20_Font"><text:span text:style-name="T67">2</text:span></text:span><text:span text:style-name="Default_20_Paragraph_20_Font"><text:span text:style-name="T70">_</text:span></text:span><text:span text:style-name="Default_20_Paragraph_20_Font"><text:span text:style-name="T66">CREATE_SEQ</text:span></text:span><text:span text:style-name="Default_20_Paragraph_20_Font"><text:span text:style-name="T71">.sql</text:span></text:span><text:span text:style-name="Default_20_Paragraph_20_Font"><text:span text:style-name="T107">”</text:span></text:span></text:p>
          </table:table-cell>
          <table:table-cell table:style-name="Table2.C23" office:value-type="string">
            <text:p text:style-name="P19"/>
          </table:table-cell>
          <table:table-cell table:style-name="Table2.D23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22"/>
          </table:table-cell>
          <table:table-cell table:style-name="Table2.B23" office:value-type="string">
            <text:p text:style-name="P49"><text:span text:style-name="Default_20_Paragraph_20_Font"><text:span text:style-name="T93">Insert Parame</text:span></text:span><text:span text:style-name="Default_20_Paragraph_20_Font"><text:span text:style-name="T95">ter</text:span></text:span></text:p>
          </table:table-cell>
          <table:table-cell table:style-name="Table2.C23" office:value-type="string">
            <text:p text:style-name="P19"/>
          </table:table-cell>
          <table:table-cell table:style-name="Table2.D23" office:value-type="string">
            <text:p text:style-name="P19"/>
          </table:table-cell>
        </table:table-row>
        <text:soft-page-break/>
        <table:table-row>
          <table:table-cell table:style-name="Table2.A2" office:value-type="string">
            <text:p text:style-name="P22"/>
          </table:table-cell>
          <table:table-cell table:style-name="Table2.B23" office:value-type="string">
            <text:p text:style-name="P41"><text:span text:style-name="Default_20_Paragraph_20_Font"><text:span text:style-name="T96">executing script → <text:s/>“\</text:span></text:span><text:span text:style-name="Default_20_Paragraph_20_Font"><text:span text:style-name="T99">DNC</text:span></text:span><text:span text:style-name="Default_20_Paragraph_20_Font"><text:span text:style-name="T96">\</text:span></text:span><text:span text:style-name="Default_20_Paragraph_20_Font"><text:span text:style-name="T42">DNC_03</text:span></text:span><text:span text:style-name="Default_20_Paragraph_20_Font"><text:span text:style-name="T41">_</text:span></text:span><text:span text:style-name="Default_20_Paragraph_20_Font"><text:span text:style-name="T42">INSERT_DATA_PARAM</text:span></text:span><text:span text:style-name="Default_20_Paragraph_20_Font"><text:span text:style-name="T40">.sql</text:span></text:span><text:span text:style-name="Default_20_Paragraph_20_Font"><text:span text:style-name="T96">”<text:line-break/>executing script → <text:s/>“\</text:span></text:span><text:span text:style-name="Default_20_Paragraph_20_Font"><text:span text:style-name="T99">DNC</text:span></text:span><text:span text:style-name="Default_20_Paragraph_20_Font"><text:span text:style-name="T96">\</text:span></text:span><text:span text:style-name="Default_20_Paragraph_20_Font"><text:span text:style-name="T42">DNC_0</text:span></text:span><text:span text:style-name="Default_20_Paragraph_20_Font"><text:span text:style-name="T44">4</text:span></text:span><text:span text:style-name="Default_20_Paragraph_20_Font"><text:span text:style-name="T41">_</text:span></text:span><text:span text:style-name="Default_20_Paragraph_20_Font"><text:span text:style-name="T44">M02_ROLE_01</text:span></text:span><text:span text:style-name="Default_20_Paragraph_20_Font"><text:span text:style-name="T40">.sql</text:span></text:span><text:span text:style-name="Default_20_Paragraph_20_Font"><text:span text:style-name="T96">”<text:line-break/>executing script → <text:s/>“\</text:span></text:span><text:span text:style-name="Default_20_Paragraph_20_Font"><text:span text:style-name="T99">DNC</text:span></text:span><text:span text:style-name="Default_20_Paragraph_20_Font"><text:span text:style-name="T96">\</text:span></text:span><text:span text:style-name="Default_20_Paragraph_20_Font"><text:span text:style-name="T42">DNC_0</text:span></text:span><text:span text:style-name="Default_20_Paragraph_20_Font"><text:span text:style-name="T44">5</text:span></text:span><text:span text:style-name="Default_20_Paragraph_20_Font"><text:span text:style-name="T41">_</text:span></text:span><text:span text:style-name="Default_20_Paragraph_20_Font"><text:span text:style-name="T44">M02_ROLE_FUNCTION_0</text:span></text:span><text:span text:style-name="Default_20_Paragraph_20_Font"><text:span text:style-name="T48">3</text:span></text:span><text:span text:style-name="Default_20_Paragraph_20_Font"><text:span text:style-name="T40">.sql</text:span></text:span><text:span text:style-name="Default_20_Paragraph_20_Font"><text:span text:style-name="T96">”<text:line-break/>executing script → <text:s/>“\</text:span></text:span><text:span text:style-name="Default_20_Paragraph_20_Font"><text:span text:style-name="T99">DNC</text:span></text:span><text:span text:style-name="Default_20_Paragraph_20_Font"><text:span text:style-name="T96">\</text:span></text:span><text:span text:style-name="Default_20_Paragraph_20_Font"><text:span text:style-name="T42">DNC_0</text:span></text:span><text:span text:style-name="Default_20_Paragraph_20_Font"><text:span text:style-name="T44">6</text:span></text:span><text:span text:style-name="Default_20_Paragraph_20_Font"><text:span text:style-name="T41">_</text:span></text:span><text:span text:style-name="Default_20_Paragraph_20_Font"><text:span text:style-name="T44">M02_ROLE_MENU_0</text:span></text:span><text:span text:style-name="Default_20_Paragraph_20_Font"><text:span text:style-name="T49">6</text:span></text:span><text:span text:style-name="Default_20_Paragraph_20_Font"><text:span text:style-name="T40">.sql</text:span></text:span><text:span text:style-name="Default_20_Paragraph_20_Font"><text:span text:style-name="T96">”<text:line-break/></text:span></text:span><text:span text:style-name="Default_20_Paragraph_20_Font"><text:span text:style-name="T107">executing script → <text:s/>“\</text:span></text:span><text:span text:style-name="Default_20_Paragraph_20_Font"><text:span text:style-name="T109">DNC</text:span></text:span><text:span text:style-name="Default_20_Paragraph_20_Font"><text:span text:style-name="T107">\</text:span></text:span><text:span text:style-name="Default_20_Paragraph_20_Font"><text:span text:style-name="T69">xpCentralizeLog_05_Initial_param</text:span></text:span><text:span text:style-name="Default_20_Paragraph_20_Font"><text:span text:style-name="T68">.sql</text:span></text:span><text:span text:style-name="Default_20_Paragraph_20_Font"><text:span text:style-name="T107">”</text:span></text:span></text:p>
          </table:table-cell>
          <table:table-cell table:style-name="Table2.C23" office:value-type="string">
            <text:p text:style-name="P19"/>
          </table:table-cell>
          <table:table-cell table:style-name="Table2.D23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22"/>
          </table:table-cell>
          <table:table-cell table:style-name="Table2.B23" office:value-type="string">
            <text:p text:style-name="P50"><text:span text:style-name="Default_20_Paragraph_20_Font"><text:span text:style-name="T95">Create View</text:span></text:span></text:p>
          </table:table-cell>
          <table:table-cell table:style-name="Table2.C23" office:value-type="string">
            <text:p text:style-name="P19"/>
          </table:table-cell>
          <table:table-cell table:style-name="Table2.D23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22"/>
          </table:table-cell>
          <table:table-cell table:style-name="Table2.B22" office:value-type="string">
            <text:p text:style-name="P39"><text:span text:style-name="Default_20_Paragraph_20_Font"><text:span text:style-name="T96">executing script → <text:s/>“\</text:span></text:span><text:span text:style-name="Default_20_Paragraph_20_Font"><text:span text:style-name="T99">DNC</text:span></text:span><text:span text:style-name="Default_20_Paragraph_20_Font"><text:span text:style-name="T96">\</text:span></text:span><text:span text:style-name="Default_20_Paragraph_20_Font"><text:span text:style-name="T42">DNC_0</text:span></text:span><text:span text:style-name="Default_20_Paragraph_20_Font"><text:span text:style-name="T44">7</text:span></text:span><text:span text:style-name="Default_20_Paragraph_20_Font"><text:span text:style-name="T41">_</text:span></text:span><text:span text:style-name="Default_20_Paragraph_20_Font"><text:span text:style-name="T42">CREATE_VIEW</text:span></text:span><text:span text:style-name="Default_20_Paragraph_20_Font"><text:span text:style-name="T40">.sql</text:span></text:span><text:span text:style-name="Default_20_Paragraph_20_Font"><text:span text:style-name="T96">”</text:span></text:span></text:p>
            <text:p text:style-name="P40"><text:span text:style-name="Default_20_Paragraph_20_Font"><text:span text:style-name="T98">executing script → “\DNC\</text:span></text:span><text:span text:style-name="Default_20_Paragraph_20_Font"><text:span text:style-name="T47">DNC_09_CREATE_VIEW_HIS_</text:span></text:span><text:span text:style-name="Default_20_Paragraph_20_Font"><text:span text:style-name="T50">02</text:span></text:span><text:span text:style-name="Default_20_Paragraph_20_Font"><text:span text:style-name="T47">.sql</text:span></text:span><text:span text:style-name="Default_20_Paragraph_20_Font"><text:span text:style-name="T98">”</text:span></text:span></text:p>
          </table:table-cell>
          <table:table-cell table:style-name="Table2.C22" office:value-type="string">
            <text:p text:style-name="P19"/>
          </table:table-cell>
          <table:table-cell table:style-name="Table2.D2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B23" office:value-type="string">
            <text:p text:style-name="P49"><text:span text:style-name="Default_20_Paragraph_20_Font"><text:span text:style-name="T92">Grant </text:span></text:span><text:span text:style-name="Default_20_Paragraph_20_Font"><text:span text:style-name="T95">Auth</text:span></text:span></text:p>
          </table:table-cell>
          <table:table-cell table:style-name="Table2.C23" office:value-type="string">
            <text:p text:style-name="P19"/>
          </table:table-cell>
          <table:table-cell table:style-name="Table2.D23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B24" office:value-type="string">
            <text:p text:style-name="P41"><text:span text:style-name="Default_20_Paragraph_20_Font"><text:span text:style-name="T96">executing script → <text:s/>“\</text:span></text:span><text:span text:style-name="Default_20_Paragraph_20_Font"><text:span text:style-name="T99">DNC</text:span></text:span><text:span text:style-name="Default_20_Paragraph_20_Font"><text:span text:style-name="T96">\</text:span></text:span><text:span text:style-name="Default_20_Paragraph_20_Font"><text:span text:style-name="T42">DNC</text:span></text:span><text:span text:style-name="Default_20_Paragraph_20_Font"><text:span text:style-name="T37">_</text:span></text:span><text:span text:style-name="Default_20_Paragraph_20_Font"><text:span text:style-name="T42">0</text:span></text:span><text:span text:style-name="Default_20_Paragraph_20_Font"><text:span text:style-name="T44">8</text:span></text:span><text:span text:style-name="Default_20_Paragraph_20_Font"><text:span text:style-name="T42">_GRANT_AUTH</text:span></text:span><text:span text:style-name="Default_20_Paragraph_20_Font"><text:span text:style-name="T40">.sql</text:span></text:span><text:span text:style-name="Default_20_Paragraph_20_Font"><text:span text:style-name="T96">”<text:line-break/></text:span></text:span><text:span text:style-name="Default_20_Paragraph_20_Font"><text:span text:style-name="T107">executing script → <text:s/>“\</text:span></text:span><text:span text:style-name="Default_20_Paragraph_20_Font"><text:span text:style-name="T109">DNC</text:span></text:span><text:span text:style-name="Default_20_Paragraph_20_Font"><text:span text:style-name="T107">\</text:span></text:span><text:span text:style-name="Default_20_Paragraph_20_Font"><text:span text:style-name="T69">xpCentralizeLog_02_GrantTableCentralize.</text:span></text:span><text:span text:style-name="Default_20_Paragraph_20_Font"><text:span text:style-name="T68">sql</text:span></text:span><text:span text:style-name="Default_20_Paragraph_20_Font"><text:span text:style-name="T107">”</text:span></text:span></text:p>
          </table:table-cell>
          <table:table-cell table:style-name="Table2.C24" office:value-type="string">
            <text:p text:style-name="P19"/>
          </table:table-cell>
          <table:table-cell table:style-name="Table2.D24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32"/>
          </table:table-cell>
          <table:table-cell table:style-name="Table2.B25" office:value-type="string">
            <text:p text:style-name="P43"><text:span text:style-name="Default_20_Paragraph_20_Font"><text:span text:style-name="T88">Run Post Script</text:span></text:span></text:p>
          </table:table-cell>
          <table:table-cell table:style-name="Table2.C25" office:value-type="string">
            <text:p text:style-name="P19"/>
          </table:table-cell>
          <table:table-cell table:style-name="Table2.D25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B26" office:value-type="string">
            <text:p text:style-name="P45"><text:span text:style-name="Default_20_Paragraph_20_Font"><text:span text:style-name="T86">executing script → <text:s/>“\</text:span></text:span><text:span text:style-name="Default_20_Paragraph_20_Font"><text:span text:style-name="T85">DNC</text:span></text:span><text:span text:style-name="Default_20_Paragraph_20_Font"><text:span text:style-name="T86">\</text:span></text:span><text:span text:style-name="Default_20_Paragraph_20_Font"><text:span text:style-name="T29">DNC</text:span></text:span><text:span text:style-name="Default_20_Paragraph_20_Font"><text:span text:style-name="T26">_</text:span></text:span><text:span text:style-name="Default_20_Paragraph_20_Font"><text:span text:style-name="T29">POST_SCRIPT</text:span></text:span><text:span text:style-name="Default_20_Paragraph_20_Font"><text:span text:style-name="T25">.sql</text:span></text:span><text:span text:style-name="Default_20_Paragraph_20_Font"><text:span text:style-name="T86">”</text:span></text:span></text:p>
          </table:table-cell>
          <table:table-cell table:style-name="Table2.C26" office:value-type="string">
            <text:p text:style-name="P19"/>
          </table:table-cell>
          <table:table-cell table:style-name="Table2.D26" office:value-type="string">
            <text:p text:style-name="P19"/>
          </table:table-cell>
        </table:table-row>
        <text:soft-page-break/>
        <table:table-row>
          <table:table-cell table:style-name="Table2.A2" office:value-type="string">
            <text:p text:style-name="P25">Sub-Task</text:p>
          </table:table-cell>
          <table:table-cell table:style-name="Table2.B27" office:value-type="string">
            <text:p text:style-name="P35"/>
          </table:table-cell>
          <table:table-cell table:style-name="Table2.C27" office:value-type="string">
            <text:p text:style-name="P19"/>
          </table:table-cell>
          <table:table-cell table:style-name="Table2.D27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2">3</text:p>
          </table:table-cell>
          <table:table-cell table:style-name="Table2.B28" office:value-type="string">
            <text:p text:style-name="P53"><text:span text:style-name="Default_20_Paragraph_20_Font"><text:span text:style-name="T125">Send Log</text:span></text:span></text:p>
          </table:table-cell>
          <table:table-cell table:style-name="Table2.C28" office:value-type="string">
            <text:p text:style-name="P20"/>
          </table:table-cell>
          <table:table-cell table:style-name="Table2.D28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B29" office:value-type="string">
            <text:p text:style-name="P47">Check the correction and send the log* file to K. <text:span text:style-name="T136">Somjade (#7610), K. Stipanya (#7640) , K. Sirirat k(#7622), </text:span></text:p>
          </table:table-cell>
          <table:table-cell table:style-name="Table2.C29" office:value-type="string">
            <text:p text:style-name="P19"/>
          </table:table-cell>
          <table:table-cell table:style-name="Table2.D29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B33" office:value-type="string">
            <text:p text:style-name="P46">---------------------------------------------------------------------- End of Document --------------------------------------------------------------------------</text:p>
          </table:table-cell>
          <table:table-cell table:style-name="Table2.C33" office:value-type="string">
            <text:p text:style-name="P19"/>
          </table:table-cell>
          <table:table-cell table:style-name="Table2.D33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B33" office:value-type="string">
            <text:p text:style-name="P46"/>
          </table:table-cell>
          <table:table-cell table:style-name="Table2.C33" office:value-type="string">
            <text:p text:style-name="P19"/>
          </table:table-cell>
          <table:table-cell table:style-name="Table2.D33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B33" office:value-type="string">
            <text:p text:style-name="P46"/>
          </table:table-cell>
          <table:table-cell table:style-name="Table2.C33" office:value-type="string">
            <text:p text:style-name="P19"/>
          </table:table-cell>
          <table:table-cell table:style-name="Table2.D33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B33" office:value-type="string">
            <text:p text:style-name="P46"/>
          </table:table-cell>
          <table:table-cell table:style-name="Table2.C33" office:value-type="string">
            <text:p text:style-name="P19"/>
          </table:table-cell>
          <table:table-cell table:style-name="Table2.D33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B34" office:value-type="string">
            <text:p text:style-name="P46"/>
          </table:table-cell>
          <table:table-cell table:style-name="Table2.C34" office:value-type="string">
            <text:p text:style-name="P19"/>
          </table:table-cell>
          <table:table-cell table:style-name="Table2.D34" office:value-type="string">
            <text:p text:style-name="P1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ngsana New" svg:font-family="'Angsana New'"/>
    <style:font-face style:name="Cordia New" svg:font-family="'Cordia New'"/>
    <style:font-face style:name="OpenSymbol" svg:font-family="Open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ordia New1" svg:font-family="'Cordia New'" style:font-family-generic="swiss" style:font-pitch="variable"/>
    <style:font-face style:name="Angsana New1" svg:font-family="'Angsana New'" style:font-family-generic="system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ngsana New" fo:font-size="16pt" fo:language="en" fo:country="US" style:letter-kerning="true" style:font-name-asian="SimSun" style:font-size-asian="10.5pt" style:language-asian="zh" style:country-asian="CN" style:font-name-complex="Angsana New1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ngsana New" fo:font-size="16pt" fo:language="en" fo:country="US" style:letter-kerning="true" style:font-name-asian="SimSun" style:font-size-asian="10.5pt" style:language-asian="zh" style:country-asian="CN" style:font-name-complex="Angsana New1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ordia New" fo:font-family="'Cordia New'" fo:font-size="20pt" style:font-name-asian="Arial Unicode MS" style:font-family-asian="'Arial Unicode MS'" style:font-family-generic-asian="system" style:font-pitch-asian="variable" style:font-size-asian="14pt" style:font-name-complex="Cordia New" style:font-family-complex="'Cordia New'" style:font-size-complex="2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Cordia New" fo:font-family="'Cordia New'" style:font-name-complex="Cordia New" style:font-family-complex="'Cordia New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ordia New" fo:font-family="'Cordia New'" fo:font-size="16pt" fo:font-style="italic" style:font-size-asian="12pt" style:font-style-asian="italic" style:font-name-complex="Cordia New" style:font-family-complex="'Cordi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rdia New" fo:font-family="'Cordia New'" style:font-name-complex="Cordia New" style:font-family-complex="'Cordia New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Times New Roman1" fo:font-family="'Times New Roman'" style:font-family-generic="roman" style:font-pitch="variable" fo:font-size="16pt" fo:language="en" fo:country="US" fo:font-style="italic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language-complex="th" style:country-complex="TH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style:font-name="Times New Roman1" fo:font-family="'Times New Roman'" style:font-family-generic="roman" style:font-pitch="variable" fo:font-size="12pt" style:font-size-asian="12pt" style:font-size-complex="12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0" style:family="table">
      <style:table-properties fo:break-before="page" table:align="margins"/>
    </style:style>
    <style:style style:name="Table20.A" style:family="table-column">
      <style:table-column-properties style:rel-column-width="65535*"/>
    </style:style>
    <style:style style:name="Table20.A1" style:family="table-cell">
      <style:table-cell-properties fo:padding="0.097cm" fo:border="0.05pt solid #666666"/>
    </style:style>
    <style:style style:name="Table3" style:family="table">
      <style:table-properties style:width="25.7cm" fo:break-before="page" table:align="margins"/>
    </style:style>
    <style:style style:name="Table3.A" style:family="table-column">
      <style:table-column-properties style:column-width="25.7cm" style:rel-column-width="65535*"/>
    </style:style>
    <style:style style:name="Table3.A1" style:family="table-cell">
      <style:table-cell-properties fo:padding="0.097cm" fo:border="0.05pt solid #666666"/>
    </style:style>
    <style:style style:name="MP1" style:family="paragraph" style:parent-style-name="Heading_20_1">
      <style:paragraph-properties fo:text-align="center" style:justify-single-word="false"/>
      <style:text-properties fo:color="#808080" style:font-name="Times New Roman1" fo:font-size="12pt" fo:font-weight="bold" fo:background-color="transparent" style:font-size-asian="12pt" style:font-weight-asian="bold" style:font-size-complex="12pt" style:font-weight-complex="bold"/>
    </style:style>
    <style:style style:name="MP2" style:family="paragraph" style:parent-style-name="Text_20_body">
      <style:paragraph-properties fo:text-align="start" style:justify-single-word="fals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MP3" style:family="paragraph" style:parent-style-name="Text_20_body">
      <style:paragraph-properties fo:text-align="start" style:justify-single-word="false"/>
      <style:text-properties officeooo:paragraph-rsid="000f8599"/>
    </style:style>
    <style:style style:name="MP4" style:family="paragraph" style:parent-style-name="Table_20_Contents">
      <style:text-properties officeooo:paragraph-rsid="006458e9"/>
    </style:style>
    <style:style style:name="MP5" style:family="paragraph" style:parent-style-name="Table_20_Contents">
      <style:text-properties officeooo:paragraph-rsid="01ab5f8c"/>
    </style:style>
    <style:style style:name="MT1" style:family="text">
      <style:text-properties fo:color="#808080" style:font-name="Times New Roman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MT2" style:family="text">
      <style:text-properties fo:color="#808080" style:font-name="Times New Roman1" fo:font-size="10pt" style:text-underline-style="solid" style:text-underline-width="auto" style:text-underline-color="font-color" fo:font-weight="bold" officeooo:rsid="001b6f86" style:font-size-asian="10pt" style:font-weight-asian="bold" style:font-size-complex="10pt" style:font-weight-complex="bold"/>
    </style:style>
    <style:style style:name="MT3" style:family="text">
      <style:text-properties fo:color="#808080" style:font-name="Times New Roman1" fo:font-size="10pt" style:text-underline-style="solid" style:text-underline-width="auto" style:text-underline-color="font-color" fo:font-weight="bold" officeooo:rsid="0013ef2f" style:font-size-asian="10pt" style:font-weight-asian="bold" style:font-size-complex="10pt" style:font-weight-complex="bold"/>
    </style:style>
    <style:style style:name="MT4" style:family="text">
      <style:text-properties fo:color="#808080" fo:font-size="14pt" style:text-underline-style="none" fo:font-weight="bold" style:font-size-asian="14pt" style:font-weight-asian="bold" style:font-size-complex="14pt" style:font-weight-complex="bold"/>
    </style:style>
    <style:style style:name="MT5" style:family="text">
      <style:text-properties fo:color="#808080" style:font-name="Times New Roman1" fo:font-size="10pt" fo:font-weight="normal" style:font-size-asian="10pt" style:font-weight-asian="normal" style:font-size-complex="10pt" style:font-weight-complex="normal"/>
    </style:style>
    <style:style style:name="MT6" style:family="text">
      <style:text-properties fo:color="#808080" style:font-name="Times New Roman1" fo:font-size="10pt" fo:font-weight="bold" style:font-size-asian="10pt" style:font-weight-asian="bold" style:font-size-complex="10pt" style:font-weight-complex="bold"/>
    </style:style>
    <style:style style:name="MT7" style:family="text">
      <style:text-properties fo:color="#808080" style:font-name="Times New Roman" fo:font-size="10pt" fo:font-weight="bold"/>
    </style:style>
    <style:style style:name="MT8" style:family="text">
      <style:text-properties fo:color="#808080" style:font-name="Times New Roman" fo:font-size="10pt" fo:font-weight="bold" officeooo:rsid="00d7f92d"/>
    </style:style>
    <style:style style:name="MT9" style:family="text">
      <style:text-properties fo:color="#808080" style:font-name="Times New Roman" fo:font-size="10pt" fo:font-weight="bold" officeooo:rsid="00277c08"/>
    </style:style>
    <style:style style:name="MT10" style:family="text">
      <style:text-properties fo:color="#808080" style:font-name="Times New Roman" fo:font-size="10pt" style:text-underline-style="none" fo:font-weight="normal" style:font-weight-asian="normal" style:font-weight-complex="normal"/>
    </style:style>
    <style:style style:name="MT11" style:family="text">
      <style:text-properties fo:color="#0000ff" style:font-name="Times New Roman1" fo:font-size="12pt" style:text-underline-style="solid" style:text-underline-width="auto" style:text-underline-color="font-color" fo:font-weight="bold" officeooo:rsid="01a3bdf8" style:font-size-asian="12pt" style:font-weight-asian="bold" style:font-size-complex="12pt" style:font-weight-complex="bold"/>
    </style:style>
    <style:style style:name="MT12" style:family="text">
      <style:text-properties fo:color="#0000ff" style:font-name="Times New Roman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MT13" style:family="text">
      <style:text-properties fo:color="#0000ff" style:font-name="Times New Roman" fo:font-size="10pt" fo:font-weight="bold" officeooo:rsid="01af6bfc"/>
    </style:style>
    <style:style style:name="MT14" style:family="text">
      <style:text-properties fo:color="#0000ff" style:font-name="Times New Roman" fo:font-size="10pt" fo:font-weight="bold" officeooo:rsid="01a3bdf8"/>
    </style:style>
    <style:style style:name="MT15" style:family="text">
      <style:text-properties fo:color="#0000ff" style:font-name="Times New Roman" fo:font-size="10pt" fo:font-weight="bold" officeooo:rsid="01bc66b6"/>
    </style:style>
    <style:style style:name="MT16" style:family="text">
      <style:text-properties fo:color="#0000ff" style:font-name="Times New Roman" fo:font-size="10pt" fo:font-weight="bold" officeooo:rsid="018ae410"/>
    </style:style>
    <style:style style:name="MT17" style:family="text">
      <style:text-properties fo:color="#0000ff" style:font-name="Times New Roman" fo:font-size="10pt" fo:font-weight="bold" officeooo:rsid="019610f5"/>
    </style:style>
    <style:style style:name="MT18" style:family="text">
      <style:text-properties fo:color="#0000ff" style:font-name="Times New Roman" fo:font-size="10pt" style:text-underline-style="none" fo:font-weight="bold" officeooo:rsid="018ae410" style:font-weight-asian="normal" style:font-weight-complex="normal"/>
    </style:style>
    <style:style style:name="MT19" style:family="text">
      <style:text-properties fo:color="#0000ff" style:font-name="Times New Roman" fo:font-size="10pt" style:text-underline-style="none" fo:font-weight="bold" officeooo:rsid="018ae410" style:font-size-asian="10pt" style:font-weight-asian="bold" style:font-size-complex="10pt" style:font-weight-complex="bold"/>
    </style:style>
    <style:style style:name="MT20" style:family="text">
      <style:text-properties fo:color="#0000ff" style:font-name="Times New Roman" fo:font-size="10pt" style:text-underline-style="none" fo:font-weight="bold" officeooo:rsid="019e71b1" style:font-size-asian="10pt" style:font-weight-asian="bold" style:font-size-complex="10pt" style:font-weight-complex="bold"/>
    </style:style>
    <style:style style:name="MT21" style:family="text">
      <style:text-properties fo:color="#0000ff" style:font-name="Times New Roman" fo:font-size="10pt" style:text-underline-style="none" fo:font-weight="bold" officeooo:rsid="01ad1e17" style:font-size-asian="10pt" style:font-weight-asian="bold" style:font-size-complex="10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draw:fill="none" draw:fill-color="#cfe7f5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 style:next-style-name="Landscape">
      <style:header>
        <text:h text:style-name="MP1" text:outline-level="1" text:is-list-header="true"><draw:frame draw:style-name="Mfr1" draw:name="graphics2" text:anchor-type="paragraph" svg:x="-0.021cm" svg:y="-0.185cm" svg:width="1.455cm" svg:height="1.852cm" draw:z-index="0"><draw:image xlink:href="Pictures/100000000000003700000046C8914EEE7AF48A24.jpg" xlink:type="simple" xlink:show="embed" xlink:actuate="onLoad"/></draw:frame>APPLICATION DEVELOPMENT JOB REQUEST</text:h>
        <text:p text:style-name="MP2"/>
        <text:p text:style-name="MP2"><text:tab/><text:tab/></text:p>
        <text:p text:style-name="MP3"><text:span text:style-name="MT1">APPLICATION <text:s/>: <text:s text:c="3"/></text:span><text:span text:style-name="MT2">Centralized Menu Layout</text:span><text:span text:style-name="MT1"> (</text:span><text:span text:style-name="MT3">XPM</text:span><text:span text:style-name="MT1">)</text:span><text:span text:style-name="MT4"><text:tab/><text:tab/><text:tab/><text:tab/><text:tab/><text:tab/><text:tab/><text:tab/><text:tab/><text:tab/><text:tab/> <text:s text:c="5"/><text:tab/> <text:s text:c="11"/></text:span><text:span text:style-name="MT5">PAGE </text:span><text:span text:style-name="MT6">: </text:span><text:span text:style-name="MT6"><text:page-number text:select-page="current">0</text:page-number></text:span><text:span text:style-name="MT1">/</text:span><text:span text:style-name="MT1"><text:page-count>5</text:page-count></text:span></text:p>
      </style:header>
      <style:footer>
        <text:p text:style-name="Footer"/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MP4"><text:span text:style-name="MT7">Requested by __</text:span><text:span text:style-name="MT8">Surachart S</text:span><text:span text:style-name="MT7">.__ <text:s/>Date _</text:span><text:span text:style-name="MT8">12</text:span><text:span text:style-name="MT7">/</text:span><text:span text:style-name="MT8">11</text:span><text:span text:style-name="MT7">/201</text:span><text:span text:style-name="MT9">4</text:span><text:span text:style-name="MT7">____ <text:s/>Request # / Incident # / Auth. # </text:span><text:span text:style-name="MT10">_______________</text:span><text:span text:style-name="MT7"> Approved by ___________________ Date ______________</text:span></text:p>
            </table:table-cell>
          </table:table-row>
        </table:table>
        <text:p text:style-name="Standard"/>
      </style:footer>
    </style:master-page>
    <style:master-page style:name="Landscape" style:page-layout-name="Mpm2">
      <style:header>
        <text:h text:style-name="MP1" text:outline-level="1" text:is-list-header="true"><draw:frame draw:style-name="Mfr1" draw:name="graphics1" text:anchor-type="paragraph" svg:x="-0.021cm" svg:y="-0.201cm" svg:width="1.455cm" svg:height="1.852cm" draw:z-index="4"><draw:image xlink:href="Pictures/100000000000003700000046C8914EEE7AF48A24.jpg" xlink:type="simple" xlink:show="embed" xlink:actuate="onLoad"/></draw:frame>APPLICATION DEVELOPMENT JOB REQUEST</text:h>
        <text:p text:style-name="MP2"/>
        <text:p text:style-name="MP2"><text:tab/><text:tab/></text:p>
        <text:p text:style-name="MP3"><text:span text:style-name="MT1">APPLICATION <text:s/>: </text:span><text:span text:style-name="MT11">Do not Call Management </text:span><text:span text:style-name="MT12">(</text:span><text:span text:style-name="MT11">DNC</text:span><text:span text:style-name="MT12">)</text:span><text:span text:style-name="MT1"> </text:span><text:span text:style-name="MT4"><text:tab/><text:tab/><text:tab/><text:tab/><text:tab/><text:tab/> <text:s text:c="5"/><text:tab/> <text:s text:c="10"/><text:tab/><text:tab/><text:tab/><text:tab/> <text:tab/> </text:span><text:span text:style-name="MT5">PAGE </text:span><text:span text:style-name="MT6">: </text:span><text:span text:style-name="MT6"><text:page-number text:select-page="current">3</text:page-number></text:span><text:span text:style-name="MT1">/</text:span><text:span text:style-name="MT1"><text:page-count>5</text:page-count></text:span></text:p>
      </style:header>
      <style:footer>
        <text:p text:style-name="Footer"/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MP5"><text:span text:style-name="MT7">Requested by __</text:span><text:span text:style-name="MT13">Stipanya</text:span><text:span text:style-name="MT7">__ <text:s/>Date _</text:span><text:span text:style-name="MT14">2</text:span><text:span text:style-name="MT15">4</text:span><text:span text:style-name="MT16">/</text:span><text:span text:style-name="MT15">10</text:span><text:span text:style-name="MT16">/201</text:span><text:span text:style-name="MT17">8</text:span><text:span text:style-name="MT7">____ <text:s/>Request # / Incident # / Auth. # </text:span><text:span text:style-name="MT18">_</text:span><text:span text:style-name="MT19">SR1</text:span><text:span text:style-name="MT20">8</text:span><text:span text:style-name="MT19">/</text:span><text:span text:style-name="MT21">150488</text:span><text:span text:style-name="MT10">___</text:span><text:span text:style-name="MT7"> Approved by ___________________ Date ______________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4T10:12:19.92</meta:creation-date>
    <dc:date>2018-10-24T19:39:56.434000000</dc:date>
    <meta:editing-duration>P2DT5H1M28S</meta:editing-duration>
    <meta:editing-cycles>506</meta:editing-cycles>
    <meta:generator>LibreOffice/5.2.3.3$Windows_x86 LibreOffice_project/d54a8868f08a7b39642414cf2c8ef2f228f780cf</meta:generator>
    <meta:document-statistic meta:table-count="4" meta:image-count="2" meta:object-count="0" meta:page-count="5" meta:paragraph-count="63" meta:word-count="262" meta:character-count="2300" meta:non-whitespace-character-count="2014"/>
  </office:meta>
</office:document-meta>
</file>